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61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7cm" fo:break-before="auto" style:use-optimal-row-height="true"/>
    </style:style>
    <style:style style:name="ro4" style:family="table-row">
      <style:table-row-properties style:row-height="0.48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ext-properties fo:font-weight="bold" style:font-weight-asian="bold" style:font-weight-complex="bold"/>
    </style:style>
    <style:style style:name="ce4" style:family="table-cell" style:parent-style-name="Default">
      <style:table-cell-properties fo:background-color="#dddddd"/>
      <style:text-properties fo:font-weight="bold" style:font-weight-asian="bold" style:font-weight-complex="bold"/>
    </style:style>
    <style:style style:name="ce7" style:family="table-cell" style:parent-style-name="Default">
      <style:table-cell-properties fo:background-color="#dddddd"/>
      <style:text-properties style:font-name="Liberation Serif" fo:font-size="10pt" style:font-size-asian="10pt" style:font-size-complex="10pt"/>
    </style:style>
    <style:style style:name="ce8" style:family="table-cell" style:parent-style-name="Default">
      <style:table-cell-properties fo:background-color="#dddddd"/>
      <style:text-properties style:font-name="Liberation Serif" fo:font-size="10pt" fo:font-weight="bold" style:font-size-asian="10pt" style:font-weight-asian="bold" style:font-size-complex="10pt" style:font-weight-complex="bold"/>
    </style:style>
    <style:style style:name="ce9" style:family="table-cell" style:parent-style-name="Default">
      <style:table-cell-properties fo:background-color="#dddddd"/>
    </style:style>
    <style:style style:name="ce10" style:family="table-cell" style:parent-style-name="Default">
      <style:table-cell-properties fo:background-color="#dddddd"/>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PingFang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data-style-name="N2">
      <style:text-properties style:font-name="Liberation Serif" fo:font-size="10pt" style:font-size-asian="10pt" style:font-size-complex="10pt"/>
    </style:style>
    <style:style style:name="ce12" style:family="table-cell" style:parent-style-name="Default">
      <style:text-properties style:font-name="Liberation Serif" fo:font-size="10pt" style:font-size-asian="10pt" style:font-size-complex="10pt"/>
    </style:style>
    <style:style style:name="ce13" style:family="table-cell" style:parent-style-name="Default">
      <style:table-cell-properties fo:background-color="#dddddd"/>
      <style:text-properties fo:color="#000000"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Menlo-Regular" style:font-size-asian="10pt" style:language-asian="none" style:country-asian="none" style:font-style-asian="normal" style:font-weight-asian="bold" style:font-name-complex="Menlo-Regular" style:font-size-complex="10pt" style:language-complex="none" style:country-complex="none" style:font-style-complex="normal" style:font-weight-complex="bold" style:text-emphasize="none" style:font-relief="none" style:text-overline-style="none" style:text-overline-color="font-color"/>
    </style:style>
    <style:style style:name="ce14" style:family="table-cell" style:parent-style-name="Default" style:data-style-name="N2"/>
    <style:style style:name="ce15" style:family="table-cell" style:parent-style-name="Default">
      <style:text-properties fo:font-style="italic" fo:font-weight="bold" style:font-style-asian="italic" style:font-weight-asian="bold" style:font-style-complex="italic" style:font-weight-complex="bold"/>
    </style:style>
    <style:style style:name="ce16" style:family="table-cell" style:parent-style-name="Default" style:data-style-name="N115"/>
    <style:style style:name="ce17" style:family="table-cell" style:parent-style-name="Default">
      <style:text-properties fo:color="#000000"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Menlo-Regular" style:font-size-asian="10pt" style:language-asian="none" style:country-asian="none" style:font-style-asian="normal" style:font-weight-asian="normal" style:font-name-complex="Menlo-Regular"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dddddd"/>
      <style:text-properties style:font-name="Liberation Serif" fo:font-weight="bold" style:font-weight-asian="bold" style:font-weight-complex="bold"/>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text-line-through-type="none" style:font-name="Menlo-Regular" fo:font-size="13pt" fo:language="none" fo:country="none" fo:font-style="normal" fo:text-shadow="none" style:text-underline-style="none" fo:font-weight="normal" style:text-underline-mode="continuous" style:text-overline-mode="continuous" style:text-line-through-mode="continuous" style:font-name-asian="Menlo-Regular" style:font-size-asian="13pt" style:language-asian="none" style:country-asian="none" style:font-style-asian="normal" style:font-weight-asian="normal" style:font-name-complex="Menlo-Regular" style:font-size-complex="13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ext-properties fo:color="#000000" style:text-outline="false" style:text-line-through-style="none" style:text-line-through-type="none" style:font-name="Menlo-Regular" fo:font-size="11pt" fo:language="none" fo:country="none" fo:font-style="normal" fo:text-shadow="none" style:text-underline-style="none" fo:font-weight="normal" style:text-underline-mode="continuous" style:text-overline-mode="continuous" style:text-line-through-mode="continuous" style:font-name-asian="Menlo-Regular" style:font-size-asian="11pt" style:language-asian="none" style:country-asian="none" style:font-style-asian="normal" style:font-weight-asian="normal" style:font-name-complex="Menlo-Regular" style:font-size-complex="11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ext-properties fo:color="#000000" style:font-name="Menlo-Regular" fo:font-size="13pt" fo:language="none" fo:country="none" fo:font-weight="bold" style:font-name-asian="Menlo-Regular" style:font-size-asian="13pt" style:language-asian="none" style:country-asian="none" style:font-weight-asian="bold" style:font-name-complex="Menlo-Regular" style:font-size-complex="13pt" style:language-complex="none" style:country-complex="none" style:font-weight-complex="bold"/>
    </style:style>
    <style:style style:name="ce23" style:family="table-cell" style:parent-style-name="Default">
      <style:text-properties style:font-name="Liberation Serif" fo:font-weight="bold" style:font-weight-asian="bold" style:font-weight-complex="bold"/>
    </style:style>
    <style:style style:name="ce24"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PingFang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data-style-name="N0"/>
    <style:style style:name="ce26" style:family="table-cell" style:parent-style-name="Default">
      <style:text-properties style:font-name="Liberation Serif" fo:font-size="10pt" fo:font-weight="bold" style:font-size-asian="10pt" style:font-weight-asian="bold" style:font-size-complex="10pt" style:font-weight-complex="bold"/>
    </style:style>
    <style:style style:name="ce27" style:family="table-cell" style:parent-style-name="Default">
      <style:text-properties fo:color="#000000"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Menlo-Regular" style:font-size-asian="10pt" style:language-asian="none" style:country-asian="none" style:font-style-asian="normal" style:font-weight-asian="bold" style:font-name-complex="Menlo-Regular" style:font-size-complex="10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data-style-name="N100"/>
    <style:style style:name="ce29" style:family="table-cell" style:parent-style-name="Default" style:data-style-name="N37"/>
    <style:style style:name="ce30" style:family="table-cell" style:parent-style-name="Default">
      <style:text-properties style:font-name="Liberation Sans" fo:font-weight="bold" style:font-weight-asian="bold" style:font-weight-complex="bold"/>
    </style:style>
    <style:style style:name="ce31" style:family="table-cell" style:parent-style-name="Default" style:data-style-name="N100">
      <style:table-cell-properties style:text-align-source="fix" style:repeat-content="false"/>
      <style:paragraph-properties fo:text-align="end" fo:margin-left="0cm"/>
    </style:style>
    <style:style style:name="ce32" style:family="table-cell" style:parent-style-name="Default">
      <style:table-cell-properties style:text-align-source="fix" style:repeat-content="false"/>
      <style:paragraph-properties fo:text-align="end" fo:margin-left="0cm"/>
    </style:style>
  </office:automatic-styles>
  <office:body>
    <office:spreadsheet>
      <table:calculation-settings table:automatic-find-labels="false" table:use-regular-expressions="false" table:use-wildcards="true"/>
      <table:table table:name="EvaluationOverview" table:style-name="ta1">
        <office:forms form:automatic-focus="false" form:apply-design-mode="false"/>
        <table:table-column table:style-name="co1" table:default-cell-style-name="Default"/>
        <table:table-column table:style-name="co2" table:default-cell-style-name="Default"/>
        <table:table-column table:style-name="co1" table:number-columns-repeated="14" table:default-cell-style-name="Default"/>
        <table:table-row table:style-name="ro1">
          <table:table-cell table:number-columns-repeated="16"/>
        </table:table-row>
        <table:table-row table:style-name="ro2">
          <table:table-cell/>
          <table:table-cell table:style-name="ce1" office:value-type="string" calcext:value-type="string">
            <text:p>Evaluation</text:p>
          </table:table-cell>
          <table:table-cell table:number-columns-repeated="4"/>
          <table:table-cell table:style-name="ce15" office:value-type="string" calcext:value-type="string">
            <text:p>Power consumtion</text:p>
          </table:table-cell>
          <table:table-cell table:number-columns-repeated="5"/>
          <table:table-cell office:value-type="string" calcext:value-type="string">
            <text:p>France CO2 / joule of electricity in 2024</text:p>
          </table:table-cell>
          <table:table-cell table:number-columns-repeated="2"/>
          <table:table-cell table:style-name="ce19" office:value-type="string" calcext:value-type="string">
            <text:p>~50 gCO₂/kWh</text:p>
          </table:table-cell>
        </table:table-row>
        <table:table-row table:style-name="ro1">
          <table:table-cell/>
          <table:table-cell office:value-type="string" calcext:value-type="string">
            <text:p><text:s/></text:p>
          </table:table-cell>
          <table:table-cell table:number-columns-repeated="4"/>
          <table:table-cell table:style-name="ce12" office:value-type="string" calcext:value-type="string">
            <text:p>Idle</text:p>
          </table:table-cell>
          <table:table-cell table:style-name="ce17" office:value-type="string" calcext:value-type="string">
            <text:p>openai/gpt-oss-20b</text:p>
          </table:table-cell>
          <table:table-cell table:style-name="ce12"/>
          <table:table-cell table:style-name="ce17" office:value-type="string" calcext:value-type="string">
            <text:p>qwen3-coder-30b-a3b-instruct</text:p>
          </table:table-cell>
          <table:table-cell table:style-name="ce12" table:number-columns-repeated="2"/>
          <table:table-cell office:value-type="string" calcext:value-type="string">
            <text:p>in g/joule</text:p>
          </table:table-cell>
          <table:table-cell office:value-type="float" office:value="0.000014" calcext:value-type="float">
            <text:p>0,000014</text:p>
          </table:table-cell>
          <table:table-cell table:number-columns-repeated="2"/>
        </table:table-row>
        <table:table-row table:style-name="ro1">
          <table:table-cell/>
          <table:table-cell office:value-type="string" calcext:value-type="string">
            <text:p><text:s/></text:p>
          </table:table-cell>
          <table:table-cell table:number-columns-repeated="3"/>
          <table:table-cell office:value-type="string" calcext:value-type="string">
            <text:p>W/h</text:p>
          </table:table-cell>
          <table:table-cell table:style-name="ce12" office:value-type="float" office:value="43" calcext:value-type="float">
            <text:p>43</text:p>
          </table:table-cell>
          <table:table-cell table:style-name="ce12" office:value-type="float" office:value="238" calcext:value-type="float">
            <text:p>238</text:p>
          </table:table-cell>
          <table:table-cell table:style-name="ce12"/>
          <table:table-cell table:style-name="ce12" office:value-type="float" office:value="142" calcext:value-type="float">
            <text:p>142</text:p>
          </table:table-cell>
          <table:table-cell table:style-name="ce12" table:number-columns-repeated="2"/>
          <table:table-cell table:number-columns-repeated="4"/>
        </table:table-row>
        <table:table-row table:style-name="ro1" table:number-rows-repeated="3">
          <table:table-cell table:number-columns-repeated="16"/>
        </table:table-row>
        <table:table-row table:style-name="ro1">
          <table:table-cell table:number-columns-repeated="2"/>
          <table:table-cell table:style-name="ce1"/>
          <table:table-cell table:number-columns-repeated="13"/>
        </table:table-row>
        <table:table-row table:style-name="ro1">
          <table:table-cell/>
          <table:table-cell office:value-type="string" calcext:value-type="string">
            <text:p><text:s/></text:p>
          </table:table-cell>
          <table:table-cell table:style-name="ce1"/>
          <table:table-cell table:number-columns-repeated="13"/>
        </table:table-row>
        <table:table-row table:style-name="ro1">
          <table:table-cell table:number-columns-repeated="2"/>
          <table:table-cell table:style-name="ce1"/>
          <table:table-cell table:number-columns-repeated="13"/>
        </table:table-row>
        <table:table-row table:style-name="ro1">
          <table:table-cell table:style-name="ce1" office:value-type="string" calcext:value-type="string">
            <text:p>Overall model</text:p>
          </table:table-cell>
          <table:table-cell/>
          <table:table-cell table:style-name="ce4" office:value-type="string" calcext:value-type="string">
            <text:p>Before applying suggestion</text:p>
          </table:table-cell>
          <table:table-cell table:style-name="ce7" table:number-columns-repeated="6"/>
          <table:table-cell table:style-name="ce7" office:value-type="string" calcext:value-type="string">
            <text:p><text:s/></text:p>
          </table:table-cell>
          <table:table-cell table:style-name="ce9"/>
          <table:table-cell table:style-name="ce7" table:number-columns-repeated="3"/>
          <table:table-cell table:number-columns-repeated="2"/>
        </table:table-row>
        <table:table-row table:style-name="ro1">
          <table:table-cell table:number-columns-repeated="2"/>
          <table:table-cell table:style-name="ce7" table:number-columns-repeated="3"/>
          <table:table-cell table:style-name="ce8" office:value-type="string" calcext:value-type="string">
            <text:p>Quality of suggestions (score /10)</text:p>
          </table:table-cell>
          <table:table-cell table:style-name="ce7" table:number-columns-repeated="4"/>
          <table:table-cell table:style-name="ce18" office:value-type="string" calcext:value-type="string">
            <text:p>After applying suggestions</text:p>
          </table:table-cell>
          <table:table-cell table:style-name="ce7" table:number-columns-repeated="3"/>
          <table:table-cell table:number-columns-repeated="2"/>
        </table:table-row>
        <table:table-row table:style-name="ro1">
          <table:table-cell table:number-columns-repeated="2"/>
          <table:table-cell table:style-name="ce7"/>
          <table:table-cell table:style-name="ce10" office:value-type="string" calcext:value-type="string">
            <text:p>Model grade</text:p>
          </table:table-cell>
          <table:table-cell table:style-name="ce7"/>
          <table:table-cell table:style-name="ce8" office:value-type="string" calcext:value-type="string">
            <text:p>Score</text:p>
          </table:table-cell>
          <table:table-cell table:style-name="ce8" office:value-type="string" calcext:value-type="string">
            <text:p>Time (in ms)</text:p>
          </table:table-cell>
          <table:table-cell table:style-name="ce8" office:value-type="string" calcext:value-type="string">
            <text:p>Score</text:p>
          </table:table-cell>
          <table:table-cell table:style-name="ce8" office:value-type="string" calcext:value-type="string">
            <text:p>Time (in ms)</text:p>
          </table:table-cell>
          <table:table-cell table:style-name="ce8"/>
          <table:table-cell table:style-name="ce4" office:value-type="string" calcext:value-type="string">
            <text:p>Model quality evolution (--- to +++, -3 to +3)</text:p>
          </table:table-cell>
          <table:table-cell table:style-name="ce7" table:number-columns-repeated="3"/>
          <table:table-cell table:number-columns-repeated="2"/>
        </table:table-row>
        <table:table-row table:style-name="ro1">
          <table:table-cell table:number-columns-repeated="2"/>
          <table:table-cell table:style-name="ce7"/>
          <table:table-cell table:style-name="ce8" office:value-type="string" calcext:value-type="string">
            <text:p>/10</text:p>
          </table:table-cell>
          <table:table-cell table:style-name="ce8"/>
          <table:table-cell table:style-name="ce13" office:value-type="string" calcext:value-type="string">
            <text:p>openai/gpt-oss-20b</text:p>
          </table:table-cell>
          <table:table-cell table:style-name="ce8"/>
          <table:table-cell table:style-name="ce13" office:value-type="string" calcext:value-type="string">
            <text:p>qwen3-coder-30b-a3b-instruct</text:p>
          </table:table-cell>
          <table:table-cell table:style-name="ce8" table:number-columns-repeated="2"/>
          <table:table-cell table:style-name="ce8" office:value-type="string" calcext:value-type="string">
            <text:p>oss</text:p>
          </table:table-cell>
          <table:table-cell table:style-name="ce8" office:value-type="string" calcext:value-type="string">
            <text:p>score oss</text:p>
          </table:table-cell>
          <table:table-cell table:style-name="ce8" office:value-type="string" calcext:value-type="string">
            <text:p>qwen</text:p>
          </table:table-cell>
          <table:table-cell table:style-name="ce8" office:value-type="string" calcext:value-type="string">
            <text:p>score qwen</text:p>
          </table:table-cell>
          <table:table-cell table:number-columns-repeated="2"/>
        </table:table-row>
        <table:table-row table:style-name="ro1">
          <table:table-cell table:number-columns-repeated="2"/>
          <table:table-cell table:style-name="ce8" office:value-type="string" calcext:value-type="string">
            <text:p>RQ</text:p>
          </table:table-cell>
          <table:table-cell table:style-name="ce11" table:formula="of:=AVERAGE([$Evaluation_Set1.D12];[Evaluation_Set2.D12];[Evaluation_Set3.D12])" office:value-type="float" office:value="9.44333333333333" calcext:value-type="float">
            <text:p>9,44</text:p>
          </table:table-cell>
          <table:table-cell table:style-name="ce11"/>
          <table:table-cell table:style-name="ce11" table:formula="of:=AVERAGE([$Evaluation_Set1.F12];[Evaluation_Set2.F12];[Evaluation_Set3.F12])" office:value-type="float" office:value="7.66666666666667" calcext:value-type="float">
            <text:p>7,67</text:p>
          </table:table-cell>
          <table:table-cell table:style-name="ce11" table:formula="of:=AVERAGE([$Evaluation_Set1.G12];[Evaluation_Set2.G12];[Evaluation_Set3.G12])" office:value-type="float" office:value="9337.33333333333" calcext:value-type="float">
            <text:p>9337,33</text:p>
          </table:table-cell>
          <table:table-cell table:style-name="ce11" table:formula="of:=AVERAGE([$Evaluation_Set1.H12];[Evaluation_Set2.H12];[Evaluation_Set3.H12])" office:value-type="float" office:value="8.66666666666667" calcext:value-type="float">
            <text:p>8,67</text:p>
          </table:table-cell>
          <table:table-cell table:style-name="ce11" table:formula="of:=AVERAGE([$Evaluation_Set1.I12];[Evaluation_Set2.I12];[Evaluation_Set3.I12])" office:value-type="float" office:value="17240.6666666667" calcext:value-type="float">
            <text:p>17240,67</text:p>
          </table:table-cell>
          <table:table-cell table:style-name="ce11" table:number-columns-repeated="2"/>
          <table:table-cell table:style-name="ce11" table:formula="of:=AVERAGE([$Evaluation_Set1.L12];[Evaluation_Set2.L12];[Evaluation_Set3.L12])" office:value-type="float" office:value="1.66666666666667" calcext:value-type="float">
            <text:p>1,67</text:p>
          </table:table-cell>
          <table:table-cell table:style-name="ce11"/>
          <table:table-cell table:style-name="ce11" table:formula="of:=AVERAGE([$Evaluation_Set1.N12];[Evaluation_Set2.N12];[Evaluation_Set3.N12])" office:value-type="float" office:value="2.5" calcext:value-type="float">
            <text:p>2,50</text:p>
          </table:table-cell>
          <table:table-cell table:number-columns-repeated="2"/>
        </table:table-row>
        <table:table-row table:style-name="ro1">
          <table:table-cell table:number-columns-repeated="2"/>
          <table:table-cell table:style-name="ce8" office:value-type="string" calcext:value-type="string">
            <text:p>UCD</text:p>
          </table:table-cell>
          <table:table-cell table:style-name="ce11" table:formula="of:=AVERAGE([$Evaluation_Set1.D13];[Evaluation_Set2.D13];[Evaluation_Set3.D13])" office:value-type="float" office:value="8.87666666666667" calcext:value-type="float">
            <text:p>8,88</text:p>
          </table:table-cell>
          <table:table-cell table:style-name="ce11"/>
          <table:table-cell table:style-name="ce11" table:formula="of:=AVERAGE([$Evaluation_Set1.F13];[Evaluation_Set2.F13];[Evaluation_Set3.F13])" office:value-type="float" office:value="9" calcext:value-type="float">
            <text:p>9,00</text:p>
          </table:table-cell>
          <table:table-cell table:style-name="ce11" table:formula="of:=AVERAGE([$Evaluation_Set1.G13];[Evaluation_Set2.G13];[Evaluation_Set3.G13])" office:value-type="float" office:value="6544" calcext:value-type="float">
            <text:p>6544,00</text:p>
          </table:table-cell>
          <table:table-cell table:style-name="ce11" table:formula="of:=AVERAGE([$Evaluation_Set1.H13];[Evaluation_Set2.H13];[Evaluation_Set3.H13])" office:value-type="float" office:value="9" calcext:value-type="float">
            <text:p>9,00</text:p>
          </table:table-cell>
          <table:table-cell table:style-name="ce11" table:formula="of:=AVERAGE([$Evaluation_Set1.I13];[Evaluation_Set2.I13];[Evaluation_Set3.I13])" office:value-type="float" office:value="26087.6666666667" calcext:value-type="float">
            <text:p>26087,67</text:p>
          </table:table-cell>
          <table:table-cell table:style-name="ce11" table:number-columns-repeated="2"/>
          <table:table-cell table:style-name="ce11" table:formula="of:=AVERAGE([$Evaluation_Set1.L13];[Evaluation_Set2.L13];[Evaluation_Set3.L13])" office:value-type="float" office:value="2.66666666666667" calcext:value-type="float">
            <text:p>2,67</text:p>
          </table:table-cell>
          <table:table-cell table:style-name="ce11"/>
          <table:table-cell table:style-name="ce11" table:formula="of:=AVERAGE([$Evaluation_Set1.N13];[Evaluation_Set2.N13];[Evaluation_Set3.N13])" office:value-type="float" office:value="2.66666666666667" calcext:value-type="float">
            <text:p>2,67</text:p>
          </table:table-cell>
          <table:table-cell table:number-columns-repeated="2"/>
        </table:table-row>
        <table:table-row table:style-name="ro1">
          <table:table-cell table:number-columns-repeated="2"/>
          <table:table-cell table:style-name="ce8" office:value-type="string" calcext:value-type="string">
            <text:p>BD</text:p>
          </table:table-cell>
          <table:table-cell table:style-name="ce11" table:formula="of:=AVERAGE([$Evaluation_Set1.D14];[Evaluation_Set2.D14];[Evaluation_Set3.D14])" office:value-type="float" office:value="9.16666666666667" calcext:value-type="float">
            <text:p>9,17</text:p>
          </table:table-cell>
          <table:table-cell table:style-name="ce11"/>
          <table:table-cell table:style-name="ce11" table:formula="of:=AVERAGE([$Evaluation_Set1.F14];[Evaluation_Set2.F14];[Evaluation_Set3.F14])" office:value-type="float" office:value="8.83333333333333" calcext:value-type="float">
            <text:p>8,83</text:p>
          </table:table-cell>
          <table:table-cell table:style-name="ce11" table:formula="of:=AVERAGE([$Evaluation_Set1.G14];[Evaluation_Set2.G14];[Evaluation_Set3.G14])" office:value-type="float" office:value="8070.33333333333" calcext:value-type="float">
            <text:p>8070,33</text:p>
          </table:table-cell>
          <table:table-cell table:style-name="ce11" table:formula="of:=AVERAGE([$Evaluation_Set1.H14];[Evaluation_Set2.H14];[Evaluation_Set3.H14])" office:value-type="float" office:value="8.66666666666667" calcext:value-type="float">
            <text:p>8,67</text:p>
          </table:table-cell>
          <table:table-cell table:style-name="ce11" table:formula="of:=AVERAGE([$Evaluation_Set1.I14];[Evaluation_Set2.I14];[Evaluation_Set3.I14])" office:value-type="float" office:value="15644" calcext:value-type="float">
            <text:p>15644,00</text:p>
          </table:table-cell>
          <table:table-cell table:style-name="ce11" table:number-columns-repeated="2"/>
          <table:table-cell table:style-name="ce11" table:formula="of:=AVERAGE([$Evaluation_Set1.L14];[Evaluation_Set2.L14];[Evaluation_Set3.L14])" office:value-type="float" office:value="2.66666666666667" calcext:value-type="float">
            <text:p>2,67</text:p>
          </table:table-cell>
          <table:table-cell table:style-name="ce11"/>
          <table:table-cell table:style-name="ce11" table:formula="of:=AVERAGE([$Evaluation_Set1.N14];[Evaluation_Set2.N14];[Evaluation_Set3.N14])" office:value-type="float" office:value="2.66666666666667" calcext:value-type="float">
            <text:p>2,67</text:p>
          </table:table-cell>
          <table:table-cell table:number-columns-repeated="2"/>
        </table:table-row>
        <table:table-row table:style-name="ro1">
          <table:table-cell table:number-columns-repeated="2"/>
          <table:table-cell table:style-name="ce7"/>
          <table:table-cell table:style-name="ce12"/>
          <table:table-cell table:style-name="ce4" office:value-type="string" calcext:value-type="string">
            <text:p>Average</text:p>
          </table:table-cell>
          <table:table-cell table:style-name="ce14" table:formula="of:=AVERAGE([.F14:.F16])" office:value-type="float" office:value="8.33333333333333" calcext:value-type="float">
            <text:p>8,33</text:p>
          </table:table-cell>
          <table:table-cell table:style-name="ce14" table:formula="of:=AVERAGE([.G14:.G16])" office:value-type="float" office:value="7940.66666666667" calcext:value-type="float">
            <text:p>7940,67</text:p>
          </table:table-cell>
          <table:table-cell table:style-name="ce14" table:formula="of:=AVERAGE([.H14:.H16])" office:value-type="float" office:value="8.83333333333333" calcext:value-type="float">
            <text:p>8,83</text:p>
          </table:table-cell>
          <table:table-cell table:style-name="ce14" table:formula="of:=AVERAGE([.I14:.I16])" office:value-type="float" office:value="21664.1666666667" calcext:value-type="float">
            <text:p>21664,17</text:p>
          </table:table-cell>
          <table:table-cell table:style-name="ce12"/>
          <table:table-cell table:style-name="ce4" office:value-type="string" calcext:value-type="string">
            <text:p>Average</text:p>
          </table:table-cell>
          <table:table-cell table:style-name="ce14" table:formula="of:=AVERAGE([.L14:.L16])" office:value-type="float" office:value="2.16666666666667" calcext:value-type="float">
            <text:p>2,17</text:p>
          </table:table-cell>
          <table:table-cell table:style-name="ce14"/>
          <table:table-cell table:style-name="ce14" table:formula="of:=AVERAGE([.N14:.N16])" office:value-type="float" office:value="2.58333333333333" calcext:value-type="float">
            <text:p>2,58</text:p>
          </table:table-cell>
          <table:table-cell table:number-columns-repeated="2"/>
        </table:table-row>
        <table:table-row table:style-name="ro1">
          <table:table-cell table:style-name="ce1" office:value-type="string" calcext:value-type="string">
            <text:p>For one random component</text:p>
          </table:table-cell>
          <table:table-cell/>
          <table:table-cell table:style-name="ce4" office:value-type="string" calcext:value-type="string">
            <text:p>Before applying suggestion</text:p>
          </table:table-cell>
          <table:table-cell table:style-name="ce7" table:number-columns-repeated="6"/>
          <table:table-cell table:style-name="ce7" office:value-type="string" calcext:value-type="string">
            <text:p><text:s/></text:p>
          </table:table-cell>
          <table:table-cell table:style-name="ce9"/>
          <table:table-cell table:style-name="ce7" table:number-columns-repeated="3"/>
          <table:table-cell table:number-columns-repeated="2"/>
        </table:table-row>
        <table:table-row table:style-name="ro1">
          <table:table-cell table:number-columns-repeated="2"/>
          <table:table-cell table:style-name="ce7"/>
          <table:table-cell table:style-name="ce8" table:number-columns-repeated="2"/>
          <table:table-cell table:style-name="ce8" office:value-type="string" calcext:value-type="string">
            <text:p>Quality of suggestions (score /10)</text:p>
          </table:table-cell>
          <table:table-cell table:style-name="ce8" table:number-columns-repeated="4"/>
          <table:table-cell table:style-name="ce18" office:value-type="string" calcext:value-type="string">
            <text:p>After applying suggestions</text:p>
          </table:table-cell>
          <table:table-cell table:style-name="ce8" table:number-columns-repeated="3"/>
          <table:table-cell table:number-columns-repeated="2"/>
        </table:table-row>
        <table:table-row table:style-name="ro1">
          <table:table-cell table:number-columns-repeated="2"/>
          <table:table-cell table:style-name="ce7"/>
          <table:table-cell table:style-name="ce10" office:value-type="string" calcext:value-type="string">
            <text:p>Model grade</text:p>
          </table:table-cell>
          <table:table-cell table:style-name="ce8"/>
          <table:table-cell table:style-name="ce8" office:value-type="string" calcext:value-type="string">
            <text:p>Score</text:p>
          </table:table-cell>
          <table:table-cell table:style-name="ce8" office:value-type="string" calcext:value-type="string">
            <text:p>Time (in ms)</text:p>
          </table:table-cell>
          <table:table-cell table:style-name="ce8" office:value-type="string" calcext:value-type="string">
            <text:p>Score</text:p>
          </table:table-cell>
          <table:table-cell table:style-name="ce8" office:value-type="string" calcext:value-type="string">
            <text:p>Time (in ms)</text:p>
          </table:table-cell>
          <table:table-cell table:style-name="ce8"/>
          <table:table-cell table:style-name="ce4" office:value-type="string" calcext:value-type="string">
            <text:p>Model quality evolution (--- to +++, -3 to +3)</text:p>
          </table:table-cell>
          <table:table-cell table:style-name="ce8" table:number-columns-repeated="3"/>
          <table:table-cell table:number-columns-repeated="2"/>
        </table:table-row>
        <table:table-row table:style-name="ro1">
          <table:table-cell table:number-columns-repeated="2"/>
          <table:table-cell table:style-name="ce7"/>
          <table:table-cell table:style-name="ce8" table:number-columns-repeated="2"/>
          <table:table-cell table:style-name="ce13" office:value-type="string" calcext:value-type="string">
            <text:p>openai/gpt-oss-20b</text:p>
          </table:table-cell>
          <table:table-cell table:style-name="ce8"/>
          <table:table-cell table:style-name="ce13" office:value-type="string" calcext:value-type="string">
            <text:p>qwen3-coder-30b-a3b-instruct</text:p>
          </table:table-cell>
          <table:table-cell table:style-name="ce8" table:number-columns-repeated="2"/>
          <table:table-cell table:style-name="ce8" office:value-type="string" calcext:value-type="string">
            <text:p>oss</text:p>
          </table:table-cell>
          <table:table-cell table:style-name="ce8" office:value-type="string" calcext:value-type="string">
            <text:p>score oss</text:p>
          </table:table-cell>
          <table:table-cell table:style-name="ce8" office:value-type="string" calcext:value-type="string">
            <text:p>qwen</text:p>
          </table:table-cell>
          <table:table-cell table:style-name="ce8" office:value-type="string" calcext:value-type="string">
            <text:p>score qwen</text:p>
          </table:table-cell>
          <table:table-cell table:number-columns-repeated="2"/>
        </table:table-row>
        <table:table-row table:style-name="ro1">
          <table:table-cell table:number-columns-repeated="2"/>
          <table:table-cell table:style-name="ce8" office:value-type="string" calcext:value-type="string">
            <text:p>RQ</text:p>
          </table:table-cell>
          <table:table-cell table:style-name="ce11" table:formula="of:=AVERAGE([$Evaluation_Set1.D20];[Evaluation_Set2.D20];[Evaluation_Set3.D20])" office:value-type="float" office:value="9.44333333333333" calcext:value-type="float">
            <text:p>9,44</text:p>
          </table:table-cell>
          <table:table-cell table:style-name="ce11"/>
          <table:table-cell table:style-name="ce11" table:formula="of:=AVERAGE([$Evaluation_Set1.F20];[Evaluation_Set2.F20];[Evaluation_Set3.F20])" office:value-type="float" office:value="8.66666666666667" calcext:value-type="float">
            <text:p>8,67</text:p>
          </table:table-cell>
          <table:table-cell table:style-name="ce11" table:formula="of:=AVERAGE([$Evaluation_Set1.G20];[Evaluation_Set2.G20];[Evaluation_Set3.G20])" office:value-type="float" office:value="1935" calcext:value-type="float">
            <text:p>1935,00</text:p>
          </table:table-cell>
          <table:table-cell table:style-name="ce11" table:formula="of:=AVERAGE([$Evaluation_Set1.H20];[Evaluation_Set2.H20];[Evaluation_Set3.H20])" office:value-type="float" office:value="5.66666666666667" calcext:value-type="float">
            <text:p>5,67</text:p>
          </table:table-cell>
          <table:table-cell table:style-name="ce11" table:formula="of:=AVERAGE([$Evaluation_Set1.I20];[Evaluation_Set2.I20];[Evaluation_Set3.I20])" office:value-type="float" office:value="9563.66666666667" calcext:value-type="float">
            <text:p>9563,67</text:p>
          </table:table-cell>
          <table:table-cell table:style-name="ce11" table:number-columns-repeated="2"/>
          <table:table-cell table:style-name="ce11" table:formula="of:=AVERAGE([$Evaluation_Set1.L20];[Evaluation_Set2.L20];[Evaluation_Set3.L20])" office:value-type="float" office:value="2.66666666666667" calcext:value-type="float">
            <text:p>2,67</text:p>
          </table:table-cell>
          <table:table-cell table:style-name="ce11"/>
          <table:table-cell table:style-name="ce11" table:formula="of:=AVERAGE([$Evaluation_Set1.N20];[Evaluation_Set2.N20];[Evaluation_Set3.N20])" office:value-type="float" office:value="1.66666666666667" calcext:value-type="float">
            <text:p>1,67</text:p>
          </table:table-cell>
          <table:table-cell table:number-columns-repeated="2"/>
        </table:table-row>
        <table:table-row table:style-name="ro1">
          <table:table-cell table:number-columns-repeated="2"/>
          <table:table-cell table:style-name="ce8" office:value-type="string" calcext:value-type="string">
            <text:p>UCD</text:p>
          </table:table-cell>
          <table:table-cell table:style-name="ce11" table:formula="of:=AVERAGE([$Evaluation_Set1.D21];[Evaluation_Set2.D21];[Evaluation_Set3.D21])" office:value-type="float" office:value="8.87666666666667" calcext:value-type="float">
            <text:p>8,88</text:p>
          </table:table-cell>
          <table:table-cell table:style-name="ce11"/>
          <table:table-cell table:style-name="ce11" table:formula="of:=AVERAGE([$Evaluation_Set1.F21];[Evaluation_Set2.F21];[Evaluation_Set3.F21])" office:value-type="float" office:value="6.33333333333333" calcext:value-type="float">
            <text:p>6,33</text:p>
          </table:table-cell>
          <table:table-cell table:style-name="ce11" table:formula="of:=AVERAGE([$Evaluation_Set1.G21];[Evaluation_Set2.G21];[Evaluation_Set3.G21])" office:value-type="float" office:value="1995" calcext:value-type="float">
            <text:p>1995,00</text:p>
          </table:table-cell>
          <table:table-cell table:style-name="ce11" table:formula="of:=AVERAGE([$Evaluation_Set1.H21];[Evaluation_Set2.H21];[Evaluation_Set3.H21])" office:value-type="float" office:value="10" calcext:value-type="float">
            <text:p>10,00</text:p>
          </table:table-cell>
          <table:table-cell table:style-name="ce11" table:formula="of:=AVERAGE([$Evaluation_Set1.I21];[Evaluation_Set2.I21];[Evaluation_Set3.I21])" office:value-type="float" office:value="8878.33333333333" calcext:value-type="float">
            <text:p>8878,33</text:p>
          </table:table-cell>
          <table:table-cell table:style-name="ce11" table:number-columns-repeated="2"/>
          <table:table-cell table:style-name="ce11" table:formula="of:=AVERAGE([$Evaluation_Set1.L21];[Evaluation_Set2.L21];[Evaluation_Set3.L21])" office:value-type="float" office:value="1.66666666666667" calcext:value-type="float">
            <text:p>1,67</text:p>
          </table:table-cell>
          <table:table-cell table:style-name="ce11"/>
          <table:table-cell table:style-name="ce11" table:formula="of:=AVERAGE([$Evaluation_Set1.N21];[Evaluation_Set2.N21];[Evaluation_Set3.N21])" office:value-type="float" office:value="3" calcext:value-type="float">
            <text:p>3,00</text:p>
          </table:table-cell>
          <table:table-cell table:number-columns-repeated="2"/>
        </table:table-row>
        <table:table-row table:style-name="ro1">
          <table:table-cell table:number-columns-repeated="2"/>
          <table:table-cell table:style-name="ce8" office:value-type="string" calcext:value-type="string">
            <text:p>BD</text:p>
          </table:table-cell>
          <table:table-cell table:style-name="ce11" table:formula="of:=AVERAGE([$Evaluation_Set1.D22];[Evaluation_Set2.D22];[Evaluation_Set3.D22])" office:value-type="float" office:value="7.66666666666667" calcext:value-type="float">
            <text:p>7,67</text:p>
          </table:table-cell>
          <table:table-cell table:style-name="ce11"/>
          <table:table-cell table:style-name="ce11" table:formula="of:=AVERAGE([$Evaluation_Set1.F22];[Evaluation_Set2.F22];[Evaluation_Set3.F22])" office:value-type="float" office:value="9.16666666666667" calcext:value-type="float">
            <text:p>9,17</text:p>
          </table:table-cell>
          <table:table-cell table:style-name="ce11" table:formula="of:=AVERAGE([$Evaluation_Set1.G22];[Evaluation_Set2.G22];[Evaluation_Set3.G22])" office:value-type="float" office:value="2571" calcext:value-type="float">
            <text:p>2571,00</text:p>
          </table:table-cell>
          <table:table-cell table:style-name="ce11" table:formula="of:=AVERAGE([$Evaluation_Set1.H22];[Evaluation_Set2.H22];[Evaluation_Set3.H22])" office:value-type="float" office:value="10" calcext:value-type="float">
            <text:p>10,00</text:p>
          </table:table-cell>
          <table:table-cell table:style-name="ce11" table:formula="of:=AVERAGE([$Evaluation_Set1.I22];[Evaluation_Set2.I22];[Evaluation_Set3.I22])" office:value-type="float" office:value="11884.6666666667" calcext:value-type="float">
            <text:p>11884,67</text:p>
          </table:table-cell>
          <table:table-cell table:style-name="ce11" table:number-columns-repeated="2"/>
          <table:table-cell table:style-name="ce11" table:formula="of:=AVERAGE([$Evaluation_Set1.L22];[Evaluation_Set2.L22];[Evaluation_Set3.L22])" office:value-type="float" office:value="2.66666666666667" calcext:value-type="float">
            <text:p>2,67</text:p>
          </table:table-cell>
          <table:table-cell table:style-name="ce11"/>
          <table:table-cell table:style-name="ce11" table:formula="of:=AVERAGE([$Evaluation_Set1.N22];[Evaluation_Set2.N22];[Evaluation_Set3.N22])" office:value-type="float" office:value="3" calcext:value-type="float">
            <text:p>3,00</text:p>
          </table:table-cell>
          <table:table-cell table:number-columns-repeated="2"/>
        </table:table-row>
        <table:table-row table:style-name="ro1">
          <table:table-cell table:number-columns-repeated="2"/>
          <table:table-cell table:style-name="ce9"/>
          <table:table-cell/>
          <table:table-cell table:style-name="ce4" office:value-type="string" calcext:value-type="string">
            <text:p>Average</text:p>
          </table:table-cell>
          <table:table-cell table:style-name="ce14" table:formula="of:=AVERAGE([.F22:.F24])" office:value-type="float" office:value="7.5" calcext:value-type="float">
            <text:p>7,50</text:p>
          </table:table-cell>
          <table:table-cell table:style-name="ce14" table:formula="of:=AVERAGE([.G22:.G24])" office:value-type="float" office:value="1965" calcext:value-type="float">
            <text:p>1965,00</text:p>
          </table:table-cell>
          <table:table-cell table:style-name="ce14" table:formula="of:=AVERAGE([.H22:.H24])" office:value-type="float" office:value="7.83333333333333" calcext:value-type="float">
            <text:p>7,83</text:p>
          </table:table-cell>
          <table:table-cell table:style-name="ce14" table:formula="of:=AVERAGE([.I22:.I24])" office:value-type="float" office:value="9221" calcext:value-type="float">
            <text:p>9221,00</text:p>
          </table:table-cell>
          <table:table-cell/>
          <table:table-cell table:style-name="ce1" office:value-type="string" calcext:value-type="string">
            <text:p>Average</text:p>
          </table:table-cell>
          <table:table-cell table:style-name="ce14" table:formula="of:=AVERAGE([.L22:.L24])" office:value-type="float" office:value="2.16666666666667" calcext:value-type="float">
            <text:p>2,17</text:p>
          </table:table-cell>
          <table:table-cell table:style-name="ce14"/>
          <table:table-cell table:style-name="ce14" table:formula="of:=AVERAGE([.N22:.N24])" office:value-type="float" office:value="2.33333333333333" calcext:value-type="float">
            <text:p>2,33</text:p>
          </table:table-cell>
          <table:table-cell table:number-columns-repeated="2"/>
        </table:table-row>
        <table:table-row table:style-name="ro1">
          <table:table-cell table:number-columns-repeated="2"/>
          <table:table-cell table:style-name="ce9"/>
          <table:table-cell table:number-columns-repeated="2"/>
          <table:table-cell table:style-name="ce14" table:number-columns-repeated="4"/>
          <table:table-cell table:number-columns-repeated="2"/>
          <table:table-cell table:style-name="ce14" table:number-columns-repeated="3"/>
          <table:table-cell table:number-columns-repeated="2"/>
        </table:table-row>
        <table:table-row table:style-name="ro1">
          <table:table-cell table:number-columns-repeated="4"/>
          <table:table-cell table:style-name="ce4" office:value-type="string" calcext:value-type="string">
            <text:p>Total average</text:p>
          </table:table-cell>
          <table:table-cell table:style-name="ce14" table:formula="of:=AVERAGE([.F18];[.F26])" office:value-type="float" office:value="7.91666666666667" calcext:value-type="float">
            <text:p>7,92</text:p>
          </table:table-cell>
          <table:table-cell table:style-name="ce14" table:formula="of:=AVERAGE([.G18];[.G26])" office:value-type="float" office:value="4952.83333333333" calcext:value-type="float">
            <text:p>4952,83</text:p>
          </table:table-cell>
          <table:table-cell table:style-name="ce14" table:formula="of:=AVERAGE([.H18];[.H26])" office:value-type="float" office:value="8.33333333333333" calcext:value-type="float">
            <text:p>8,33</text:p>
          </table:table-cell>
          <table:table-cell table:style-name="ce14" table:formula="of:=AVERAGE([.I18];[.I26])" office:value-type="float" office:value="15442.5833333333" calcext:value-type="float">
            <text:p>15442,58</text:p>
          </table:table-cell>
          <table:table-cell/>
          <table:table-cell table:style-name="ce4" office:value-type="string" calcext:value-type="string">
            <text:p>Total average</text:p>
          </table:table-cell>
          <table:table-cell table:style-name="ce14" table:formula="of:=AVERAGE([.L18];[.L26])" office:value-type="float" office:value="2.16666666666667" calcext:value-type="float">
            <text:p>2,17</text:p>
          </table:table-cell>
          <table:table-cell table:style-name="ce14"/>
          <table:table-cell table:style-name="ce14" table:formula="of:=AVERAGE([.N18];[.N26])" office:value-type="float" office:value="2.45833333333333" calcext:value-type="float">
            <text:p>2,46</text:p>
          </table:table-cell>
          <table:table-cell table:number-columns-repeated="2"/>
        </table:table-row>
        <table:table-row table:style-name="ro1">
          <table:table-cell table:number-columns-repeated="16"/>
        </table:table-row>
        <table:table-row table:style-name="ro1">
          <table:table-cell table:number-columns-repeated="2"/>
          <table:table-cell table:style-name="ce4" office:value-type="string" calcext:value-type="string">
            <text:p>Average power consumption / request (in Joules)</text:p>
          </table:table-cell>
          <table:table-cell table:style-name="ce9" table:number-columns-repeated="3"/>
          <table:table-cell table:style-name="ce14" table:formula="of:=([.H4]-[.G4])*[.G28]/1000" office:value-type="float" office:value="965.8025" calcext:value-type="float">
            <text:p>965,80</text:p>
          </table:table-cell>
          <table:table-cell/>
          <table:table-cell table:style-name="ce14" table:formula="of:=([.J4]-[.G4])*[.I28]/1000" office:value-type="float" office:value="1528.81575" calcext:value-type="float">
            <text:p>1528,82</text:p>
          </table:table-cell>
          <table:table-cell table:number-columns-repeated="7"/>
        </table:table-row>
        <table:table-row table:style-name="ro1">
          <table:table-cell table:number-columns-repeated="2"/>
          <table:table-cell table:style-name="ce4" office:value-type="string" calcext:value-type="string">
            <text:p>Grams of CO2 / request</text:p>
          </table:table-cell>
          <table:table-cell table:style-name="ce9" table:number-columns-repeated="3"/>
          <table:table-cell table:style-name="ce16" table:formula="of:= [.G30]*[.N3]" office:value-type="float" office:value="0.013521235" calcext:value-type="float">
            <text:p>0,0135</text:p>
          </table:table-cell>
          <table:table-cell table:style-name="ce16"/>
          <table:table-cell table:style-name="ce16" table:formula="of:= [.I30]*[.N3]" office:value-type="float" office:value="0.0214034205" calcext:value-type="float">
            <text:p>0,0214</text:p>
          </table:table-cell>
          <table:table-cell table:number-columns-repeated="7"/>
        </table:table-row>
        <table:table-row table:style-name="ro1">
          <table:table-cell table:number-columns-repeated="2"/>
          <table:table-cell table:style-name="ce9" table:number-columns-repeated="4"/>
          <table:table-cell table:number-columns-repeated="10"/>
        </table:table-row>
        <table:table-row table:style-name="ro1">
          <table:table-cell table:number-columns-repeated="2"/>
          <table:table-cell table:style-name="ce4" office:value-type="string" calcext:value-type="string">
            <text:p>Average power consumption / suggestion (in W/h)</text:p>
          </table:table-cell>
          <table:table-cell table:style-name="ce9" table:number-columns-repeated="3"/>
          <table:table-cell table:style-name="ce14" table:formula="of:=[.G30]/3.3" office:value-type="float" office:value="292.667424242424" calcext:value-type="float">
            <text:p>292,67</text:p>
          </table:table-cell>
          <table:table-cell/>
          <table:table-cell table:style-name="ce14" table:formula="of:=[.I30]/3.3" office:value-type="float" office:value="463.2775" calcext:value-type="float">
            <text:p>463,28</text:p>
          </table:table-cell>
          <table:table-cell table:number-columns-repeated="7"/>
        </table:table-row>
        <table:table-row table:style-name="ro1">
          <table:table-cell table:number-columns-repeated="2"/>
          <table:table-cell table:style-name="ce9" office:value-type="string" calcext:value-type="string">
            <text:p>In average 3.3 suggestions per request</text:p>
          </table:table-cell>
          <table:table-cell table:style-name="ce9" table:number-columns-repeated="3"/>
          <table:table-cell table:number-columns-repeated="10"/>
        </table:table-row>
        <table:table-row table:style-name="ro1">
          <table:table-cell table:number-columns-repeated="2"/>
          <table:table-cell table:style-name="ce4" office:value-type="string" calcext:value-type="string">
            <text:p>Grams of CO2 / suggestion</text:p>
          </table:table-cell>
          <table:table-cell table:style-name="ce9" table:number-columns-repeated="3"/>
          <table:table-cell table:style-name="ce16" table:formula="of:=[.G33]*[.N3]" office:value-type="float" office:value="0.00409734393939394" calcext:value-type="float">
            <text:p>0,0041</text:p>
          </table:table-cell>
          <table:table-cell table:style-name="ce16"/>
          <table:table-cell table:style-name="ce16" table:formula="of:=[.I33]*[.N3]" office:value-type="float" office:value="0.006485885" calcext:value-type="float">
            <text:p>0,0065</text:p>
          </table:table-cell>
          <table:table-cell table:number-columns-repeated="7"/>
        </table:table-row>
      </table:table>
      <table:table table:name="Evaluation_Set1" table:style-name="ta1">
        <office:forms form:automatic-focus="false" form:apply-design-mode="false"/>
        <table:table-column table:style-name="co1" table:default-cell-style-name="ce21"/>
        <table:table-column table:style-name="co2" table:default-cell-style-name="Default"/>
        <table:table-column table:style-name="co1" table:number-columns-repeated="12" table:default-cell-style-name="Default"/>
        <table:table-row table:style-name="ro1" table:number-rows-repeated="5">
          <table:table-cell table:style-name="Default"/>
          <table:table-cell table:number-columns-repeated="13"/>
        </table:table-row>
        <table:table-row table:style-name="ro1">
          <table:table-cell table:style-name="ce1" office:value-type="string" calcext:value-type="string">
            <text:p>Student:</text:p>
          </table:table-cell>
          <table:table-cell office:value-type="string" calcext:value-type="string">
            <text:p>AC</text:p>
          </table:table-cell>
          <table:table-cell table:number-columns-repeated="12"/>
        </table:table-row>
        <table:table-row table:style-name="ro1">
          <table:table-cell table:style-name="Default"/>
          <table:table-cell table:number-columns-repeated="13"/>
        </table:table-row>
        <table:table-row table:style-name="ro1">
          <table:table-cell table:style-name="Default"/>
          <table:table-cell table:number-columns-repeated="4"/>
          <table:table-cell office:value-type="string" calcext:value-type="string">
            <text:p>/10</text:p>
          </table:table-cell>
          <table:table-cell/>
          <table:table-cell office:value-type="string" calcext:value-type="string">
            <text:p>/10</text:p>
          </table:table-cell>
          <table:table-cell/>
          <table:table-cell office:value-type="string" calcext:value-type="string">
            <text:p><text:s/></text:p>
          </table:table-cell>
          <table:table-cell table:style-name="ce23" office:value-type="string" calcext:value-type="string">
            <text:p>After applying suggestions</text:p>
          </table:table-cell>
          <table:table-cell table:number-columns-repeated="3"/>
        </table:table-row>
        <table:table-row table:style-name="ro1">
          <table:table-cell table:style-name="ce1" office:value-type="string" calcext:value-type="string">
            <text:p>Overall model</text:p>
          </table:table-cell>
          <table:table-cell/>
          <table:table-cell table:style-name="ce1" office:value-type="string" calcext:value-type="string">
            <text:p>Before applying suggestion</text:p>
          </table:table-cell>
          <table:table-cell table:number-columns-repeated="2"/>
          <table:table-cell table:style-name="ce26" office:value-type="string" calcext:value-type="string">
            <text:p>Quality of suggestions (score /10)</text:p>
          </table:table-cell>
          <table:table-cell table:number-columns-repeated="8"/>
        </table:table-row>
        <table:table-row table:style-name="ro1">
          <table:table-cell table:style-name="Default"/>
          <table:table-cell/>
          <table:table-cell table:style-name="ce1"/>
          <table:table-cell table:style-name="ce24" office:value-type="string" calcext:value-type="string">
            <text:p>Model grade</text:p>
          </table:table-cell>
          <table:table-cell/>
          <table:table-cell office:value-type="string" calcext:value-type="string">
            <text:p>Score</text:p>
          </table:table-cell>
          <table:table-cell office:value-type="string" calcext:value-type="string">
            <text:p>Time (in ms)</text:p>
          </table:table-cell>
          <table:table-cell office:value-type="string" calcext:value-type="string">
            <text:p>Score</text:p>
          </table:table-cell>
          <table:table-cell office:value-type="string" calcext:value-type="string">
            <text:p>Time (in ms)</text:p>
          </table:table-cell>
          <table:table-cell/>
          <table:table-cell table:style-name="ce1" office:value-type="string" calcext:value-type="string">
            <text:p>Model quality evolution (--- to +++, -3 to +3)</text:p>
          </table:table-cell>
          <table:table-cell table:number-columns-repeated="3"/>
        </table:table-row>
        <table:table-row table:style-name="ro1">
          <table:table-cell table:style-name="Default"/>
          <table:table-cell/>
          <table:table-cell table:style-name="ce1"/>
          <table:table-cell office:value-type="string" calcext:value-type="string">
            <text:p>/10</text:p>
          </table:table-cell>
          <table:table-cell/>
          <table:table-cell table:style-name="ce27" office:value-type="string" calcext:value-type="string">
            <text:p>openai/gpt-oss-20b</text:p>
          </table:table-cell>
          <table:table-cell table:style-name="ce12"/>
          <table:table-cell table:style-name="ce27" office:value-type="string" calcext:value-type="string">
            <text:p>qwen3-coder-30b-a3b-instruct</text:p>
          </table:table-cell>
          <table:table-cell table:style-name="ce12" table:number-columns-repeated="2"/>
          <table:table-cell office:value-type="string" calcext:value-type="string">
            <text:p>oss</text:p>
          </table:table-cell>
          <table:table-cell office:value-type="string" calcext:value-type="string">
            <text:p>score oss</text:p>
          </table:table-cell>
          <table:table-cell office:value-type="string" calcext:value-type="string">
            <text:p>qwen</text:p>
          </table:table-cell>
          <table:table-cell office:value-type="string" calcext:value-type="string">
            <text:p>score qwen</text:p>
          </table:table-cell>
        </table:table-row>
        <table:table-row table:style-name="ro1">
          <table:table-cell table:style-name="Default"/>
          <table:table-cell/>
          <table:table-cell table:style-name="ce1"/>
          <table:table-cell table:style-name="ce5" office:value-type="float" office:value="10" calcext:value-type="float">
            <text:p>10</text:p>
          </table:table-cell>
          <table:table-cell/>
          <table:table-cell table:style-name="ce12" office:value-type="float" office:value="8.5" calcext:value-type="float">
            <text:p>8,5</text:p>
          </table:table-cell>
          <table:table-cell table:style-name="ce17" office:value-type="float" office:value="11017" calcext:value-type="float">
            <text:p>11017</text:p>
          </table:table-cell>
          <table:table-cell table:style-name="ce12" office:value-type="float" office:value="10" calcext:value-type="float">
            <text:p>10</text:p>
          </table:table-cell>
          <table:table-cell table:style-name="ce12" office:value-type="float" office:value="14452" calcext:value-type="float">
            <text:p>14452</text:p>
          </table:table-cell>
          <table:table-cell table:style-name="ce12"/>
          <table:table-cell office:value-type="string" calcext:value-type="string">
            <text:p>++</text:p>
          </table:table-cell>
          <table:table-cell office:value-type="float" office:value="2" calcext:value-type="float">
            <text:p>2</text:p>
          </table:table-cell>
          <table:table-cell table:style-name="ce6" office:value-type="string" calcext:value-type="string">
            <text:p>+++</text:p>
          </table:table-cell>
          <table:table-cell office:value-type="float" office:value="3" calcext:value-type="float">
            <text:p>3</text:p>
          </table:table-cell>
        </table:table-row>
        <table:table-row table:style-name="ro1">
          <table:table-cell table:style-name="Default"/>
          <table:table-cell/>
          <table:table-cell table:style-name="ce1" office:value-type="string" calcext:value-type="string">
            <text:p>RQ</text:p>
          </table:table-cell>
          <table:table-cell office:value-type="float" office:value="8.33" calcext:value-type="float">
            <text:p>8,33</text:p>
          </table:table-cell>
          <table:table-cell/>
          <table:table-cell table:style-name="ce12" office:value-type="float" office:value="8.5" calcext:value-type="float">
            <text:p>8,5</text:p>
          </table:table-cell>
          <table:table-cell table:style-name="ce12" office:value-type="float" office:value="7892" calcext:value-type="float">
            <text:p>7892</text:p>
          </table:table-cell>
          <table:table-cell table:style-name="ce12" office:value-type="float" office:value="9.5" calcext:value-type="float">
            <text:p>9,5</text:p>
          </table:table-cell>
          <table:table-cell table:style-name="ce12" office:value-type="float" office:value="47933" calcext:value-type="float">
            <text:p>47933</text:p>
          </table:table-cell>
          <table:table-cell table:style-name="ce12"/>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row>
        <table:table-row table:style-name="ro1">
          <table:table-cell table:style-name="Default"/>
          <table:table-cell/>
          <table:table-cell table:style-name="ce1" office:value-type="string" calcext:value-type="string">
            <text:p>UCD</text:p>
          </table:table-cell>
          <table:table-cell office:value-type="float" office:value="7.5" calcext:value-type="float">
            <text:p>7,5</text:p>
          </table:table-cell>
          <table:table-cell/>
          <table:table-cell table:style-name="ce12" office:value-type="float" office:value="10" calcext:value-type="float">
            <text:p>10</text:p>
          </table:table-cell>
          <table:table-cell table:style-name="ce12" office:value-type="float" office:value="7511" calcext:value-type="float">
            <text:p>7511</text:p>
          </table:table-cell>
          <table:table-cell table:style-name="ce12" office:value-type="float" office:value="8.5" calcext:value-type="float">
            <text:p>8,5</text:p>
          </table:table-cell>
          <table:table-cell table:style-name="ce12" office:value-type="float" office:value="15732" calcext:value-type="float">
            <text:p>15732</text:p>
          </table:table-cell>
          <table:table-cell table:style-name="ce12"/>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2" calcext:value-type="float">
            <text:p>2</text:p>
          </table:table-cell>
        </table:table-row>
        <table:table-row table:style-name="ro1">
          <table:table-cell table:style-name="Default"/>
          <table:table-cell/>
          <table:table-cell table:style-name="ce1" office:value-type="string" calcext:value-type="string">
            <text:p>BD</text:p>
          </table:table-cell>
          <table:table-cell table:number-columns-repeated="2"/>
          <table:table-cell table:style-name="ce12" table:number-columns-repeated="5"/>
          <table:table-cell table:number-columns-repeated="4"/>
        </table:table-row>
        <table:table-row table:style-name="ro1">
          <table:table-cell table:style-name="Default"/>
          <table:table-cell table:number-columns-repeated="4"/>
          <table:table-cell table:style-name="ce12" table:number-columns-repeated="4"/>
          <table:table-cell table:style-name="ce12" office:value-type="string" calcext:value-type="string">
            <text:p><text:s/></text:p>
          </table:table-cell>
          <table:table-cell table:style-name="ce23" office:value-type="string" calcext:value-type="string">
            <text:p>After applying suggestions</text:p>
          </table:table-cell>
          <table:table-cell table:number-columns-repeated="3"/>
        </table:table-row>
        <table:table-row table:style-name="ro1">
          <table:table-cell table:style-name="ce1" office:value-type="string" calcext:value-type="string">
            <text:p>One random component</text:p>
          </table:table-cell>
          <table:table-cell/>
          <table:table-cell table:style-name="ce23" office:value-type="string" calcext:value-type="string">
            <text:p>Before applying suggestion</text:p>
          </table:table-cell>
          <table:table-cell table:number-columns-repeated="2"/>
          <table:table-cell table:style-name="ce26" office:value-type="string" calcext:value-type="string">
            <text:p>Quality of suggestions (score /10)</text:p>
          </table:table-cell>
          <table:table-cell table:style-name="ce12" table:number-columns-repeated="4"/>
          <table:table-cell table:number-columns-repeated="4"/>
        </table:table-row>
        <table:table-row table:style-name="ro1">
          <table:table-cell table:style-name="Default"/>
          <table:table-cell table:number-columns-repeated="2"/>
          <table:table-cell table:style-name="ce24" office:value-type="string" calcext:value-type="string">
            <text:p>Model grade</text:p>
          </table:table-cell>
          <table:table-cell/>
          <table:table-cell table:style-name="ce12" office:value-type="string" calcext:value-type="string">
            <text:p>Score</text:p>
          </table:table-cell>
          <table:table-cell table:style-name="ce12" office:value-type="string" calcext:value-type="string">
            <text:p>Time (in ms)</text:p>
          </table:table-cell>
          <table:table-cell table:style-name="ce12" office:value-type="string" calcext:value-type="string">
            <text:p>Score</text:p>
          </table:table-cell>
          <table:table-cell table:style-name="ce12" office:value-type="string" calcext:value-type="string">
            <text:p>Time (in ms)</text:p>
          </table:table-cell>
          <table:table-cell table:style-name="ce12"/>
          <table:table-cell table:style-name="ce1" office:value-type="string" calcext:value-type="string">
            <text:p>Model quality evolution (--- to +++, -3 to +3)</text:p>
          </table:table-cell>
          <table:table-cell table:number-columns-repeated="3"/>
        </table:table-row>
        <table:table-row table:style-name="ro1">
          <table:table-cell table:style-name="Default"/>
          <table:table-cell table:number-columns-repeated="4"/>
          <table:table-cell table:style-name="ce27" office:value-type="string" calcext:value-type="string">
            <text:p>openai/gpt-oss-20b</text:p>
          </table:table-cell>
          <table:table-cell table:style-name="ce12"/>
          <table:table-cell table:style-name="ce27" office:value-type="string" calcext:value-type="string">
            <text:p>qwen3-coder-30b-a3b-instruct</text:p>
          </table:table-cell>
          <table:table-cell table:style-name="ce12" table:number-columns-repeated="2"/>
          <table:table-cell office:value-type="string" calcext:value-type="string">
            <text:p>oss</text:p>
          </table:table-cell>
          <table:table-cell office:value-type="string" calcext:value-type="string">
            <text:p>score oss</text:p>
          </table:table-cell>
          <table:table-cell office:value-type="string" calcext:value-type="string">
            <text:p>qwen</text:p>
          </table:table-cell>
          <table:table-cell office:value-type="string" calcext:value-type="string">
            <text:p>“</text:p>
          </table:table-cell>
        </table:table-row>
        <table:table-row table:style-name="ro1">
          <table:table-cell table:style-name="Default"/>
          <table:table-cell/>
          <table:table-cell office:value-type="string" calcext:value-type="string">
            <text:p>RQ</text:p>
          </table:table-cell>
          <table:table-cell office:value-type="float" office:value="10" calcext:value-type="float">
            <text:p>10</text:p>
          </table:table-cell>
          <table:table-cell/>
          <table:table-cell table:style-name="ce12" office:value-type="float" office:value="10" calcext:value-type="float">
            <text:p>10</text:p>
          </table:table-cell>
          <table:table-cell table:style-name="ce12" office:value-type="float" office:value="2451" calcext:value-type="float">
            <text:p>2451</text:p>
          </table:table-cell>
          <table:table-cell table:style-name="ce12" office:value-type="float" office:value="10" calcext:value-type="float">
            <text:p>10</text:p>
          </table:table-cell>
          <table:table-cell table:style-name="ce12" office:value-type="float" office:value="15613" calcext:value-type="float">
            <text:p>15613</text:p>
          </table:table-cell>
          <table:table-cell table:style-name="ce12"/>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row>
        <table:table-row table:style-name="ro1">
          <table:table-cell table:style-name="Default"/>
          <table:table-cell/>
          <table:table-cell office:value-type="string" calcext:value-type="string">
            <text:p>UCD</text:p>
          </table:table-cell>
          <table:table-cell office:value-type="float" office:value="8.33" calcext:value-type="float">
            <text:p>8,33</text:p>
          </table:table-cell>
          <table:table-cell/>
          <table:table-cell table:style-name="ce12" office:value-type="float" office:value="10" calcext:value-type="float">
            <text:p>10</text:p>
          </table:table-cell>
          <table:table-cell table:style-name="ce12" office:value-type="float" office:value="1948" calcext:value-type="float">
            <text:p>1948</text:p>
          </table:table-cell>
          <table:table-cell table:style-name="ce12" office:value-type="float" office:value="10" calcext:value-type="float">
            <text:p>10</text:p>
          </table:table-cell>
          <table:table-cell table:style-name="ce12" office:value-type="float" office:value="17714" calcext:value-type="float">
            <text:p>17714</text:p>
          </table:table-cell>
          <table:table-cell table:style-name="ce12"/>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row>
        <table:table-row table:style-name="ro1">
          <table:table-cell table:style-name="Default"/>
          <table:table-cell/>
          <table:table-cell office:value-type="string" calcext:value-type="string">
            <text:p>BD</text:p>
          </table:table-cell>
          <table:table-cell office:value-type="float" office:value="3" calcext:value-type="float">
            <text:p>3</text:p>
          </table:table-cell>
          <table:table-cell/>
          <table:table-cell table:style-name="ce12" office:value-type="float" office:value="10" calcext:value-type="float">
            <text:p>10</text:p>
          </table:table-cell>
          <table:table-cell table:style-name="ce12" office:value-type="float" office:value="2369" calcext:value-type="float">
            <text:p>2369</text:p>
          </table:table-cell>
          <table:table-cell table:style-name="ce12" office:value-type="float" office:value="10" calcext:value-type="float">
            <text:p>10</text:p>
          </table:table-cell>
          <table:table-cell table:style-name="ce12" office:value-type="float" office:value="11464" calcext:value-type="float">
            <text:p>11464</text:p>
          </table:table-cell>
          <table:table-cell table:style-name="ce12"/>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row>
        <table:table-row table:style-name="ro1" table:number-rows-repeated="5">
          <table:table-cell table:style-name="Default"/>
          <table:table-cell table:number-columns-repeated="13"/>
        </table:table-row>
        <table:table-row table:style-name="ro1">
          <table:table-cell table:style-name="ce1" office:value-type="string" calcext:value-type="string">
            <text:p>QWEN 3</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Suggestions RD Qwen 3</text:p>
          </table:table-cell>
          <table:table-cell table:number-columns-repeated="13"/>
        </table:table-row>
        <table:table-row table:style-name="ro3">
          <table:table-cell table:style-name="ce2" office:value-type="string" calcext:value-type="string">
            <text:p>Temperature Response Time/Structure: The model does not capture the specific response time requirement for temperature regulation (heaters within 1 second, cooling fans within 500 milliseconds). How to solve? Add timing constraints or real-time behavior specifications to the RegulateTemprature and MesaureTemprature requirements. component: RegulateTemprature</text:p>
          </table:table-cell>
          <table:table-cell table:number-columns-repeated="13"/>
        </table:table-row>
        <table:table-row table:style-name="ro3">
          <table:table-cell table:style-name="ce2" office:value-type="string" calcext:value-type="string">
            <text:p>-&gt;OK</text:p>
          </table:table-cell>
          <table:table-cell table:number-columns-repeated="13"/>
        </table:table-row>
        <table:table-row table:style-name="ro3">
          <table:table-cell table:style-name="ce2" office:value-type="string" calcext:value-type="string">
            <text:p><text:s/>Irrigation System Delay/Structure: The model does not include the maximum delay requirement for irrigation system activation (2 seconds). How to solve? Add timing constraint to RegulateMoistureLevel or create a separate requirement for irrigation response time. component: RegulateMoistureLevel</text:p>
          </table:table-cell>
          <table:table-cell table:number-columns-repeated="13"/>
        </table:table-row>
        <table:table-row table:style-name="ro3">
          <table:table-cell table:style-name="ce2" office:value-type="string" calcext:value-type="string">
            <text:p>-&gt;OK</text:p>
          </table:table-cell>
          <table:table-cell table:number-columns-repeated="13"/>
        </table:table-row>
        <table:table-row table:style-name="ro3">
          <table:table-cell table:style-name="ce2" office:value-type="string" calcext:value-type="string">
            <text:p><text:s/>Alert System Response Time/Structure: The model does not specify the alert system's response time (within 3 seconds of detecting critical deviation). How to solve? Create a new requirement for AlertSystem with timing constraints, or add it to UserCommunication. component: UserCommunication</text:p>
          </table:table-cell>
          <table:table-cell table:number-columns-repeated="13"/>
        </table:table-row>
        <table:table-row table:style-name="ro3">
          <table:table-cell table:style-name="ce2" office:value-type="string" calcext:value-type="string">
            <text:p>-&gt;OK</text:p>
          </table:table-cell>
          <table:table-cell table:number-columns-repeated="13"/>
        </table:table-row>
        <table:table-row table:style-name="ro3">
          <table:table-cell table:style-name="ce2" office:value-type="string" calcext:value-type="string">
            <text:p><text:s/>Real-Time Communication/Structure: The model does not capture the real-time communication requirement between sensors and actuators. How to solve? Add a requirement for RealTimeCommunication or integrate it into existing sensor/actuator related requirements. component: DataCollection</text:p>
          </table:table-cell>
          <table:table-cell table:number-columns-repeated="13"/>
        </table:table-row>
        <table:table-row table:style-name="ro3">
          <table:table-cell table:style-name="ce2" office:value-type="string" calcext:value-type="string">
            <text:p>-&gt;OK</text:p>
          </table:table-cell>
          <table:table-cell table:number-columns-repeated="13"/>
        </table:table-row>
        <table:table-row table:style-name="ro3">
          <table:table-cell table:style-name="ce2" office:value-type="string" calcext:value-type="string">
            <text:p><text:s/>System Reliability/Structure: The model does not include the required 99.9% reliability rate for system operation. How to solve? Add a new requirement or property specifying system availability and reliability constraints. component: SmartGreenhouseMaincontrollerSoftware</text:p>
          </table:table-cell>
          <table:table-cell table:number-columns-repeated="13"/>
        </table:table-row>
        <table:table-row table:style-name="ro3">
          <table:table-cell table:style-name="ce2" office:value-type="string" calcext:value-type="string">
            <text:p>-&gt;OK</text:p>
          </table:table-cell>
          <table:table-cell table:number-columns-repeated="13"/>
        </table:table-row>
        <table:table-row table:style-name="ro3">
          <table:table-cell table:style-name="ce2" office:value-type="string" calcext:value-type="string">
            <text:p><text:s/>Mobile App Integration/Structure: The model does not explicitly include mobile app functionality in the user interaction design. How to solve? Create a separate requirement or refine UserInteraction to include remote/mobile access capabilities. component: UserInteraction</text:p>
          </table:table-cell>
          <table:table-cell table:number-columns-repeated="13"/>
        </table:table-row>
        <table:table-row table:style-name="ro3">
          <table:table-cell table:style-name="ce2" office:value-type="string" calcext:value-type="string">
            <text:p>-&gt;OK</text:p>
          </table:table-cell>
          <table:table-cell table:number-columns-repeated="13"/>
        </table:table-row>
        <table:table-row table:style-name="ro3">
          <table:table-cell table:style-name="ce2" office:value-type="string" calcext:value-type="string">
            <text:p><text:s/>Touchscreen Control Panel/Structure: The model does not explicitly mention the touchscreen control panel as a user interface element. How to solve? Add an explicit requirement for TouchScreenInterface or refine UserInteraction to include physical controls. component: UserInteraction</text:p>
          </table:table-cell>
          <table:table-cell table:number-columns-repeated="13"/>
        </table:table-row>
        <table:table-row table:style-name="ro3">
          <table:table-cell table:style-name="ce2" office:value-type="string" calcext:value-type="string">
            <text:p>-&gt;OK</text:p>
          </table:table-cell>
          <table:table-cell table:number-columns-repeated="13"/>
        </table:table-row>
        <table:table-row table:style-name="ro3">
          <table:table-cell table:style-name="ce2" office:value-type="string" calcext:value-type="string">
            <text:p><text:s/>AI Processing Time/Structure: The model does not specify the AI module's processing time constraint (under 500 milliseconds per cycle). How to solve? Add timing constraints to OptimizeResourceUsage or create a separate requirement for AI performance. component: OptimizeResourceUsage</text:p>
          </table:table-cell>
          <table:table-cell table:number-columns-repeated="13"/>
        </table:table-row>
        <table:table-row table:style-name="ro3">
          <table:table-cell table:style-name="ce2" office:value-type="string" calcext:value-type="string">
            <text:p>-&gt;OK</text:p>
          </table:table-cell>
          <table:table-cell table:number-columns-repeated="13"/>
        </table:table-row>
        <table:table-row table:style-name="ro3">
          <table:table-cell table:style-name="ce2" office:value-type="string" calcext:value-type="string">
            <text:p><text:s/>Scalability Requirements/Structure: The model does not capture the scalability aspect that allows additional sensors and features. How to solve? Add a new requirement or property indicating system extensibility and adaptability to different greenhouse sizes. component: SmartGreenhouseMaincontrollerSoftware</text:p>
          </table:table-cell>
          <table:table-cell table:number-columns-repeated="13"/>
        </table:table-row>
        <table:table-row table:style-name="ro3">
          <table:table-cell table:style-name="ce2" office:value-type="string" calcext:value-type="string">
            <text:p>-&gt;OK</text:p>
          </table:table-cell>
          <table:table-cell table:number-columns-repeated="13"/>
        </table:table-row>
        <table:table-row table:style-name="ro3">
          <table:table-cell table:style-name="ce2" office:value-type="string" calcext:value-type="string">
            <text:p><text:s/>Energy Efficiency/Structure: The model does not include the energy efficiency requirement related to microcontroller and optional solar panel integration. How to solve? Add a new requirement or property for EnergyEfficiency, possibly linked to system architecture design. component: SmartGreenhouseMaincontrollerSoftware</text:p>
          </table:table-cell>
          <table:table-cell table:number-columns-repeated="13"/>
        </table:table-row>
        <table:table-row table:style-name="ro1">
          <table:table-cell table:style-name="Default" office:value-type="string" calcext:value-type="string">
            <text:p>-&gt;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UCD Qwen 3</text:p>
          </table:table-cell>
          <table:table-cell table:number-columns-repeated="13"/>
        </table:table-row>
        <table:table-row table:style-name="ro4">
          <table:table-cell office:value-type="string" calcext:value-type="string">
            <text:p>Missing Response Time Requirements/Structure: The model does not capture the specific timing requirements mentioned in the specification: cooling fans within 500ms, heaters within 1 second, irrigation system within 2 seconds, alerts within 3 seconds, AI processing under 500ms, and manual overrides under 1 second. How to solve? Add timing constraints and performance requirements to relevant use cases and connections, particularly for controlActuators, sendWarningAlert, and decideAction component: controlActuators</text:p>
          </table:table-cell>
          <table:table-cell table:number-columns-repeated="13"/>
        </table:table-row>
        <table:table-row table:style-name="ro4">
          <table:table-cell office:value-type="string" calcext:value-type="string">
            <text:p>-&gt; OK</text:p>
          </table:table-cell>
          <table:table-cell table:number-columns-repeated="13"/>
        </table:table-row>
        <table:table-row table:style-name="ro4">
          <table:table-cell office:value-type="string" calcext:value-type="string">
            <text:p><text:s/>Missing Sensor Types/Structure: The model mentions SensorsDriver but doesn't specify the actual sensor types (temperature, humidity, soil moisture, CO2) that are explicitly mentioned in the specification. How to solve? Create specific sensor entities or add detailed descriptions to SensorsDriver indicating it handles temperature, humidity, soil moisture, and CO2 sensors component: SensorsDriver</text:p>
          </table:table-cell>
          <table:table-cell table:number-columns-repeated="13"/>
        </table:table-row>
        <table:table-row table:style-name="ro4">
          <table:table-cell office:value-type="string" calcext:value-type="string">
            <text:p>-&gt; OK</text:p>
          </table:table-cell>
          <table:table-cell table:number-columns-repeated="13"/>
        </table:table-row>
        <table:table-row table:style-name="ro4">
          <table:table-cell office:value-type="string" calcext:value-type="string">
            <text:p><text:s/>Missing Actuator Types/Structure: The model mentions ActuatorsDriver but doesn't specify the actual actuator types (ventilation fans, heaters, humidifiers, irrigation system) mentioned in the specification. How to solve? Create specific actuator entities or add detailed descriptions to ActuatorsDriver indicating it handles ventilation fans, heaters, humidifiers, and irrigation systems component: ActuatorsDriver</text:p>
          </table:table-cell>
          <table:table-cell table:number-columns-repeated="13"/>
        </table:table-row>
        <table:table-row table:style-name="ro4">
          <table:table-cell office:value-type="string" calcext:value-type="string">
            <text:p>-&gt; OK</text:p>
          </table:table-cell>
          <table:table-cell table:number-columns-repeated="13"/>
        </table:table-row>
        <table:table-row table:style-name="ro4">
          <table:table-cell office:value-type="string" calcext:value-type="string">
            <text:p><text:s/>Missing Communication Protocols/Structure: The specification mentions real-time communication between sensors and actuators but the model doesn't show any communication protocols or mechanisms for this. How to solve? Add communication interfaces or protocol definitions to establish connections between SensorsDriver, ActuatorsDriver, and MicroControllerDriver component: MicroControllerDriver</text:p>
          </table:table-cell>
          <table:table-cell table:number-columns-repeated="13"/>
        </table:table-row>
        <table:table-row table:style-name="ro4">
          <table:table-cell office:value-type="string" calcext:value-type="string">
            <text:p>-&gt; OK</text:p>
          </table:table-cell>
          <table:table-cell table:number-columns-repeated="13"/>
        </table:table-row>
        <table:table-row table:style-name="ro4">
          <table:table-cell office:value-type="string" calcext:value-type="string">
            <text:p><text:s/>Missing Security Measures/Structure: The specification mentions encrypted data transmission and access authentication but these security measures are not represented in the model. How to solve? Add security-related connections or elements to show authenticated communication paths, particularly for authenticateUser and RecieverDriver component: authenticateUser</text:p>
          </table:table-cell>
          <table:table-cell table:number-columns-repeated="13"/>
        </table:table-row>
        <table:table-row table:style-name="ro4">
          <table:table-cell office:value-type="string" calcext:value-type="string">
            <text:p>-&gt; OK/KO</text:p>
          </table:table-cell>
          <table:table-cell table:number-columns-repeated="13"/>
        </table:table-row>
        <table:table-row table:style-name="ro4">
          <table:table-cell office:value-type="string" calcext:value-type="string">
            <text:p><text:s/>Missing User Interface Types/Structure: The specification mentions both touchscreen control panel and mobile app interfaces but the model only shows one GUI interface through GUIDriver. How to solve? Create separate UI elements or add detailed descriptions to show distinct interfaces for local (touchscreen) and remote (mobile app) access component: GUIDriver</text:p>
          </table:table-cell>
          <table:table-cell table:number-columns-repeated="13"/>
        </table:table-row>
        <table:table-row table:style-name="ro4">
          <table:table-cell office:value-type="string" calcext:value-type="string">
            <text:p>-&gt; OK</text:p>
          </table:table-cell>
          <table:table-cell table:number-columns-repeated="13"/>
        </table:table-row>
        <table:table-row table:style-name="ro4">
          <table:table-cell office:value-type="string" calcext:value-type="string">
            <text:p><text:s/>Missing Data Visualization Frequency/Structure: The specification mentions real-time monitoring with updates every 5 seconds but this timing requirement is not captured in the model. How to solve? Add timing constraints to visualizeData use case or create a separate periodic update mechanism for data visualization component: visualizeData</text:p>
          </table:table-cell>
          <table:table-cell table:number-columns-repeated="13"/>
        </table:table-row>
        <table:table-row table:style-name="ro4">
          <table:table-cell office:value-type="string" calcext:value-type="string">
            <text:p>-&gt; OK</text:p>
          </table:table-cell>
          <table:table-cell table:number-columns-repeated="13"/>
        </table:table-row>
        <table:table-row table:style-name="ro4">
          <table:table-cell office:value-type="string" calcext:value-type="string">
            <text:p><text:s/>Missing Scalability Considerations/Structure: The specification mentions scalability to accommodate additional sensors and features but the model doesn't show any mechanisms for extending or adapting to different greenhouse sizes. How to solve? Add extensibility patterns or modular design elements that allow addition of new sensors and actuators without redesigning core components component: MicroControllerDriver</text:p>
          </table:table-cell>
          <table:table-cell table:number-columns-repeated="13"/>
        </table:table-row>
        <table:table-row table:style-name="ro4">
          <table:table-cell office:value-type="string" calcext:value-type="string">
            <text:p>-&gt; OK</text:p>
          </table:table-cell>
          <table:table-cell table:number-columns-repeated="13"/>
        </table:table-row>
        <table:table-row table:style-name="ro4">
          <table:table-cell office:value-type="string" calcext:value-type="string">
            <text:p><text:s/>Missing Power Source Management/Structure: The specification mentions microcontroller with optional solar panel integration for energy efficiency but this power management aspect is not represented in the model. How to solve? Add power management elements or connections showing how the system handles both microcontroller and solar panel power sources component: MicroController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Missing AI Module Integration Details/Structure: The specification mentions an AI-based module for trend analysis and optimization but the model's AIDriver connection is too generic without specifying how it integrates with decision-making processes. How to solve? Add more detailed connections showing how AIDriver feeds into decideAction and collectData, and specify processing time constraints component: AIDriver</text:p>
          </table:table-cell>
          <table:table-cell table:number-columns-repeated="13"/>
        </table:table-row>
        <table:table-row table:style-name="ro1">
          <table:table-cell table:style-name="Default" office:value-type="string" calcext:value-type="string">
            <text:p>-&gt;OK</text:p>
          </table:table-cell>
          <table:table-cell table:number-columns-repeated="13"/>
        </table:table-row>
        <table:table-row table:style-name="ro1" table:number-rows-repeated="2">
          <table:table-cell table:style-name="Default"/>
          <table:table-cell table:number-columns-repeated="13"/>
        </table:table-row>
        <table:table-row table:style-name="ro1">
          <table:table-cell table:style-name="Default" office:value-type="string" calcext:value-type="string">
            <text:p>BD Qwen 3</text:p>
          </table:table-cell>
          <table:table-cell table:number-columns-repeated="13"/>
        </table:table-row>
        <table:table-row table:style-name="ro4">
          <table:table-cell office:value-type="string" calcext:value-type="string">
            <text:p>Missing Response Time Requirements/Structure: The model does not capture the specific response time requirements mentioned in the specification such as 500ms for cooling fans, 1 second for heaters, and 2 seconds for irrigation system. How to solve? Add timing constraints and latency requirements to the state machines of relevant blocks (e.g., GreenhouseMaincontroller) and define timing specifications for each actuator control sequence. component: GreenhouseMaincontroll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Missing Alert System/Structure: The model lacks any representation of the alert system that should send SMS or email within 3 seconds of detecting critical deviations. How to solve? Add an alert module or state machine within GreenhouseMaincontroller to handle deviation detection and message sending with timing constraints. component: GreenhouseMaincontroll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Missing Mobile App Interface/Structure: The model does not include a mobile app interface component for remote monitoring as specified in the system requirements. How to solve? Add a new block representing MobileAppInterface that communicates with GreenhouseMaincontroller through network protocols and includes data visualization capabilities. component: GreenhouseMaincontroller</text:p>
          </table:table-cell>
          <table:table-cell table:number-columns-repeated="13"/>
        </table:table-row>
        <table:table-row table:style-name="ro4">
          <table:table-cell office:value-type="string" calcext:value-type="string">
            <text:p>-&gt;OK/KO</text:p>
          </table:table-cell>
          <table:table-cell table:number-columns-repeated="13"/>
        </table:table-row>
        <table:table-row table:style-name="ro4">
          <table:table-cell office:value-type="string" calcext:value-type="string">
            <text:p><text:s/>Missing AI Module/Structure: The system specification mentions an AI-based module for trend analysis with processing times under 500ms, but this is not present in the model. How to solve? Integrate an AIProcessingModule block that interfaces with GreenhouseMaincontroller and has specific timing constraints for analysis cycles. component: GreenhouseMaincontroll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Missing Security Measures/Structure: The specification requires encrypted data transmission and access authentication, which are not represented in the model architecture. How to solve? Add security layers to the communication pathways between components and include authentication modules within UserInput handling blocks. component: GUIDriver</text:p>
          </table:table-cell>
          <table:table-cell table:number-columns-repeated="13"/>
        </table:table-row>
        <table:table-row table:style-name="ro4">
          <table:table-cell office:value-type="string" calcext:value-type="string">
            <text:p>-&gt;OK/KO</text:p>
          </table:table-cell>
          <table:table-cell table:number-columns-repeated="13"/>
        </table:table-row>
        <table:table-row table:style-name="ro4">
          <table:table-cell office:value-type="string" calcext:value-type="string">
            <text:p><text:s/>Missing Sensor Types/Structure: The model's Sensors block is too generic - it doesn't specify the different types of sensors (temperature, humidity, soil moisture, CO2) mentioned in the specification. How to solve? Modify Sensors block to include specific sensor type outputs like TemperatureValue(), HumidityValue(), SoilMoistureValue(), and CO2Level() signals. component: Sensors</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Missing Actuator Types/Structure: The Actuators block doesn't specify the different actuator types (fans, heaters, humidifiers, irrigation) that should be controlled. How to solve? Expand Actuators block to include specific actuator control signals such as FanControl(), HeaterControl(), HumidifierControl(), and IrrigationControl() signals. component: Actuators</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Missing Manual Override Functionality/Structure: While manual override is mentioned, the model doesn't represent this capability in its architecture or response handling mechanisms. How to solve? Add direct control command pathways in GreenhouseMaincontroller that allow immediate actuator manipulation with under-1-second response time constraints. component: GreenhouseMaincontroll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Missing Real-time Communication Requirements/Structure: The system requires low-latency communication between sensors and actuators, which is not captured in the model's structure or timing. How to solve? Define communication protocols with specific latency requirements within the relations between Sensors/Actuators and GreenhouseMaincontroller blocks. component: GreenhouseMaincontroller</text:p>
          </table:table-cell>
          <table:table-cell table:number-columns-repeated="13"/>
        </table:table-row>
        <table:table-row table:style-name="ro4">
          <table:table-cell office:value-type="string" calcext:value-type="string">
            <text:p>-&gt;OK/KO</text:p>
          </table:table-cell>
          <table:table-cell table:number-columns-repeated="13"/>
        </table:table-row>
        <table:table-row table:style-name="ro4">
          <table:table-cell office:value-type="string" calcext:value-type="string">
            <text:p><text:s/>Missing Reliability Requirement/Structure: The specification requires 99.9% reliability to prevent failures, but the model structure does not include any fault tolerance or redundancy mechanisms. How to solve? Add error handling and fault detection states within GreenhouseMaincontroller that ensure system availability meets the specified reliability requirement. component: GreenhouseMaincontroller</text:p>
          </table:table-cell>
          <table:table-cell table:number-columns-repeated="13"/>
        </table:table-row>
        <table:table-row table:style-name="ro1">
          <table:table-cell table:style-name="Default" office:value-type="string" calcext:value-type="string">
            <text:p>-&gt;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 in RD</text:p>
          </table:table-cell>
          <table:table-cell table:number-columns-repeated="13"/>
        </table:table-row>
        <table:table-row table:style-name="ro1">
          <table:table-cell table:style-name="Default" office:value-type="string" calcext:value-type="string">
            <text:p>Component : Req “RegulateMoistureLevel”</text:p>
          </table:table-cell>
          <table:table-cell table:number-columns-repeated="13"/>
        </table:table-row>
        <table:table-row table:style-name="ro4">
          <table:table-cell office:value-type="string" calcext:value-type="string">
            <text:p>Add irrigation system activation delay constraint/Structure: The requirement RegulateMoistureLevel does not specify the maximum delay for activating the irrigation system, which is mentioned in the system specification as requiring a maximum delay of 2 seconds to initiate water flow. How to solve? Modify the RegulateMoistureLevel requirement to include the specific timing constraint of maximum 2 seconds delay for irrigation system activation when soil moisture falls below critical level, ensuring alignment with the system's performance requirements. component: </text:p>
          </table:table-cell>
          <table:table-cell table:number-columns-repeated="13"/>
        </table:table-row>
        <table:table-row table:style-name="ro1">
          <table:table-cell table:style-name="Default" office:value-type="string" calcext:value-type="string">
            <text:p>-&gt;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 in UCD</text:p>
          </table:table-cell>
          <table:table-cell table:number-columns-repeated="13"/>
        </table:table-row>
        <table:table-row table:style-name="ro1">
          <table:table-cell table:style-name="Default" office:value-type="string" calcext:value-type="string">
            <text:p>Component: ControlActuator usecase</text:p>
          </table:table-cell>
          <table:table-cell table:number-columns-repeated="13"/>
        </table:table-row>
        <table:table-row table:style-name="ro4">
          <table:table-cell office:value-type="string" calcext:value-type="string">
            <text:p>Actuator-Type Specific Response Times/Structure: The controlActuators use case does not model the specific response time requirements for different actuator types as specified in the system specification. The model treats all actuators uniformly without considering that cooling fans must activate within 500ms, heaters within 1 second, and irrigation systems within 2 seconds. How to solve? Refactor the controlActuators use case to include conditional behavior based on actuator type. Add decision points that route commands to specific actuators (fans, heaters, humidifiers, irrigation) and implement timing constraints for each actuator type as specified in the system requirements. Create separate paths or add time constraint annotations to ensure the model reflects the different response time requirements.</text:p>
          </table:table-cell>
          <table:table-cell table:number-columns-repeated="13"/>
        </table:table-row>
        <table:table-row table:style-name="ro1">
          <table:table-cell table:style-name="Default" office:value-type="string" calcext:value-type="string">
            <text:p>-&gt;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 in BD : ReceiverDriver</text:p>
          </table:table-cell>
          <table:table-cell table:number-columns-repeated="13"/>
        </table:table-row>
        <table:table-row table:style-name="ro4">
          <table:table-cell office:value-type="string" calcext:value-type="string">
            <text:p>Missing Input Signal Handling/Structure: The RecieverDriver block only has an input signal DeviationMessage() but lacks proper handling of the message content and processing logic. According to system specification, alerts must be sent within 3 seconds of detecting a critical deviation, which requires specific message parsing and response mechanisms. How to solve? Add detailed state machine transitions in RecieverDriver to process incoming DeviationMessage signals with appropriate timing constraints, implement message validation logic, and ensure proper routing of alert information to the main controller for immediate action.</text:p>
          </table:table-cell>
          <table:table-cell table:number-columns-repeated="13"/>
        </table:table-row>
        <table:table-row table:style-name="ro1">
          <table:table-cell table:style-name="Default" office:value-type="string" calcext:value-type="string">
            <text:p>-&gt;OK</text:p>
          </table:table-cell>
          <table:table-cell table:number-columns-repeated="13"/>
        </table:table-row>
        <table:table-row table:style-name="ro1" table:number-rows-repeated="2">
          <table:table-cell table:style-name="Default"/>
          <table:table-cell table:number-columns-repeated="13"/>
        </table:table-row>
        <table:table-row table:style-name="ro3">
          <table:table-cell table:style-name="ce22" office:value-type="string" calcext:value-type="string">
            <text:p>openai/gpt-oss-20b</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RQ</text:p>
          </table:table-cell>
          <table:table-cell table:number-columns-repeated="13"/>
        </table:table-row>
        <table:table-row table:style-name="ro4">
          <table:table-cell office:value-type="string" calcext:value-type="string">
            <text:p>MissingLatencyConstraints/Structure: The model does not capture the required response times for temperature cooling (500 ms), heating (1 s), irrigation (2 s), and manual override commands (1 s). How to solve? Add performance constraints to the relevant requirements or introduce new timed‑behavior specifications that enforce these deadlines. component: RegulateTemprature</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UnspecifiedSensorThresholds/Structure: Temperature, humidity, soil moisture, and CO₂ thresholds are not defined in the model. How to solve? Introduce parameterized threshold attributes for each sensor type or create dedicated configuration entities that store these values. component: MesaureTemprature</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ActuatorControlMissing/Structure: The model lacks explicit requirements for controlling ventilation fans, heaters, humidifiers, and irrigation systems based on sensor data. How to solve? Add actuator‑control modules or extend existing functional requirements to include actuation logic tied to sensor inputs. component: RegulateMoistureLevel</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AlertTimingNotSpecified/Structure: Alerts must be sent via SMS/email within 3 s of detecting a critical deviation, but this is missing. How to solve? Create an AlertGeneration requirement with a performance constraint of 3 seconds and link it to the monitoring requirements. component: EnsureSecurity</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RealTimeUpdateFrequencyMissing/Structure: The system must provide real‑time updates every 5 s, which is not represented in the model. How to solve? Introduce a RealTimeDataPush requirement with a periodicity constraint of 5 seconds and associate it with the UserInteraction component. component: UserCommunication</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HistoricalDataVisualizationMissing/Structure: The model does not specify historical data visualization capabilities for the mobile app or touchscreen. How to solve? Add a HistoricalDataAnalysis requirement and link it to the UserInteraction module, ensuring data storage and retrieval are modeled. component: UserCommunication</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EnergyEfficiencyNotModeled/Structure: Optional solar panel integration and overall energy efficiency goals are absent from the model. How to solve? Define an EnergyManagement component with constraints on power consumption and include a SolarPowerIntegration requirement. component: SmartGreenhouseMaincontrollerSoftware</text:p>
          </table:table-cell>
          <table:table-cell table:number-columns-repeated="13"/>
        </table:table-row>
        <table:table-row table:style-name="ro4">
          <table:table-cell office:value-type="string" calcext:value-type="string">
            <text:p>-&gt;OK/KO</text:p>
          </table:table-cell>
          <table:table-cell table:number-columns-repeated="13"/>
        </table:table-row>
        <table:table-row table:style-name="ro4">
          <table:table-cell office:value-type="string" calcext:value-type="string">
            <text:p><text:s/>ReliabilityRateMissing/Structure: The required 99.9 % reliability rate for the system is not captured. How to solve? Add a Reliability requirement with a statistical performance constraint and link it to the main controller component. component: SmartGreenhouseMaincontrollerSoftware</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ScalabilityNotCaptured/Structure: The model does not reflect that additional sensors/features can be added for different greenhouse sizes and crop types. How to solve? Introduce a ScalableArchitecture requirement or design the sensor/actuator interfaces to be plug‑in capable, using extension points. component: SmartGreenhouseMaincontrollerSoftware</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CommunicationEncryptionDetailsMissing/Structure: Specific encryption algorithms or key management for data transmission are not specified. How to solve? Add a SecureCommProtocol requirement detailing TLS/SSL usage, key exchange mechanisms, and authentication methods. component: EnsureSecurity</text:p>
          </table:table-cell>
          <table:table-cell table:number-columns-repeated="13"/>
        </table:table-row>
        <table:table-row table:style-name="ro1">
          <table:table-cell table:style-name="Default" office:value-type="string" calcext:value-type="string">
            <text:p>-&gt;OK/KO</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UCD</text:p>
          </table:table-cell>
          <table:table-cell table:number-columns-repeated="13"/>
        </table:table-row>
        <table:table-row table:style-name="ro4">
          <table:table-cell office:value-type="string" calcext:value-type="string">
            <text:p>SensorThresholds/Structure: The model does not specify the temperature, humidity, soil moisture or CO₂ thresholds that trigger actuator actions. How to solve? Add attributes to SensorsDriver (or a dedicated Thresholds actor) defining each sensor’s critical value and link them to decideAction. component: Sensors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ActuatorResponseTimes/Structure: The required response times for fans, heaters and irrigation (500 ms, 1 s, 2 s) are missing. How to solve? Introduce timing constraints in ActuatorsDriver or create a TimingController actor that enforces these limits during controlActuators. component: Actuators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AlertDeliveryLatency/Structure: Alerts must be sent via SMS/email within 3 s, but the model lacks this constraint. How to solve? Add a SendAlert actor with a time constraint and connect it to sendWarningAlert, ensuring it completes within 3 s. component: Reciever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MobileAppInterface/Structure: The specification mentions a mobile app but the model only references GUIDriver. How to solve? Create a MobileApp actor that interacts with MicroControllerDriver, and include it in visualizeData and receiveUserInput associations. component: GUI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AIAnalysisTiming/Structure: The AI module must complete trend analysis under 500 ms, yet the model does not capture this timing requirement. How to solve? Add a ProcessingTime constraint to AIDriver and link it to decideAction or regulateEnviornment. component: AI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EnergyManagement/Structure: Solar panel integration and energy efficiency are not represented in the model. How to solve? Introduce an EnergyManager actor that monitors power sources, interfaces with MicroControllerDriver, and adjusts actuator usage accordingly. component: MicroController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ManualOverrideLatency/Structure: Direct user commands must be processed within 1 s, but this is not modeled. How to solve? Add a ManualOverride actor that receives direct input from GUIDriver or MobileApp and enforces the latency constraint before invoking controlActuators. component: GUI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ReliabilityRequirement/Structure: The system must achieve a 99.9 % reliability rate, yet the model lacks fault tolerance mechanisms. How to solve? Include a FaultTolerance actor that monitors sensor/actuator status and triggers fail‑over procedures, linked to regulateEnviornment. component: SensorsDriver</text:p>
          </table:table-cell>
          <table:table-cell table:number-columns-repeated="13"/>
        </table:table-row>
        <table:table-row table:style-name="ro4">
          <table:table-cell office:value-type="string" calcext:value-type="string">
            <text:p>-&gt;OK/KO</text:p>
          </table:table-cell>
          <table:table-cell table:number-columns-repeated="13"/>
        </table:table-row>
        <table:table-row table:style-name="ro4">
          <table:table-cell office:value-type="string" calcext:value-type="string">
            <text:p><text:s/>EncryptedCommunication/Structure: Security measures such as encrypted data transmission are not depicted. How to solve? Add a SecurityLayer actor between GUIDriver/MobileApp and MicroControllerDriver, ensuring all messages are authenticated and encrypted. component: GUI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ScalabilityExtension/Structure: The model does not allow adding new sensors or features for different greenhouse sizes. How to solve? Define a PluginManager actor that can load additional SensorDriver or ActuatorDriver modules at runtime, connected to MicroControllerDriver. component: SensorsDriver</text:p>
          </table:table-cell>
          <table:table-cell table:number-columns-repeated="13"/>
        </table:table-row>
        <table:table-row table:style-name="ro1">
          <table:table-cell table:style-name="Default" office:value-type="string" calcext:value-type="string">
            <text:p>-&gt;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BD <text:s text:c="2"/></text:p>
          </table:table-cell>
          <table:table-cell table:number-columns-repeated="13"/>
        </table:table-row>
        <table:table-row table:style-name="ro4">
          <table:table-cell office:value-type="string" calcext:value-type="string">
            <text:p><text:s/>TemperatureThreshold/Structure: Missing specification of temperature threshold that triggers fan/heater activation. How to solve? Add a parameter or state variable in GreenhouseMaincontroller to store the temperature threshold and compare incoming sensor values against it. component: GreenhouseMaincontroll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FanActivationTiming/Structure: No enforcement of fan activation within 500 ms when temperature exceeds threshold. How to solve? Implement a timing check (e.g., timestamping the sensor reading and scheduling fan command) in GreenhouseMaincontroller’s state machine. component: Actuators</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HeaterActivationTiming/Structure: No guarantee that heaters respond within one second of temperature spike. How to solve? Add a timer-based guard in the state machine to ensure heater commands are issued no later than 1 s after threshold breach. component: Actuators</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SoilMoistureThreshold/Structure: Missing critical soil‑moisture level that triggers irrigation. How to solve? Introduce a threshold value in GreenhouseMaincontroller and compare SensorValues().soilMoisture against it before sending ActuatorInstructions to the irrigation system. component: Sensors</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IrrigationDelay/Structure: No enforcement of maximum 2 s delay for initiating water flow. How to solve? Add a timer that starts when soil moisture falls below the threshold and triggers irrigation only if less than 2 s have elapsed. component: Actuators</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RealTimeUpdates/Structure: User interfaces are not required to refresh every 5 seconds with real‑time data. How to solve? Implement a periodic polling or push mechanism in the GUI blocks (RecieverDriver/GUIDriver) that sends updates at 5 s intervals. component: GUI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AlertMechanism/Structure: No SMS/email alert system within 3 seconds of detecting a critical deviation. How to solve? Add an Alert block that receives DeviationMessage() and triggers external communication APIs, ensuring the delay constraint is respected via timers. component: Reciever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ManualOverrideTiming/Structure: No guarantee that manual user commands are processed within 1 second. How to solve? Add a priority queue or immediate action path in the state machine handling UserInput() and Password() to bypass delays. component: GUIDriver</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AIAnalysisModule/Structure: Missing optional AI module that analyzes trends under 500 ms per cycle. How to solve? Introduce an AIAnalysis block connected to SensorValues() with a processing timer; feed its output back into GreenhouseMaincontroller for optimization decisions. component: Sensors</text:p>
          </table:table-cell>
          <table:table-cell table:number-columns-repeated="13"/>
        </table:table-row>
        <table:table-row table:style-name="ro4">
          <table:table-cell office:value-type="string" calcext:value-type="string">
            <text:p>-&gt;OK</text:p>
          </table:table-cell>
          <table:table-cell table:number-columns-repeated="13"/>
        </table:table-row>
        <table:table-row table:style-name="ro4">
          <table:table-cell office:value-type="string" calcext:value-type="string">
            <text:p><text:s/>SecurityAndReliability/Structure: No explicit encrypted data transmission, access authentication, or 99.9 % reliability requirement in the model. How to solve? Add Security blocks that encrypt all signals and authenticate users; incorporate watchdog timers or redundancy mechanisms to meet the reliability target. component: RecieverDriver</text:p>
          </table:table-cell>
          <table:table-cell table:number-columns-repeated="13"/>
        </table:table-row>
        <table:table-row table:style-name="ro1">
          <table:table-cell table:style-name="Default" office:value-type="string" calcext:value-type="string">
            <text:p>-&gt;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RD component=EnsureSecurity req.</text:p>
          </table:table-cell>
          <table:table-cell table:number-columns-repeated="13"/>
        </table:table-row>
        <table:table-row table:style-name="ro4">
          <table:table-cell office:value-type="string" calcext:value-type="string">
            <text:p>Explicit Encryption &amp; Authentication Specification/Structure: The current requirement states that transmissions shall be encrypted and authenticated, but the model lacks concrete mechanisms (e.g., TLS/DTLS, key management, authentication tokens). This omission creates a coherency gap between the system specification’s security guarantees and the implemented behavior. How to solve? Extend the EnsureSecurity component to include sub-requirements that define: 1) the cryptographic protocol (TLS v1.3 for wired/wireless links or DTLS for UDP sensor traffic); 2) key exchange method (pre‑shared keys or mutual X.509 certificates); 3) authentication flow (OAuth2 bearer tokens for mobile app, device certificates for sensors/actuators); and 4) revocation strategy. Model these as child constraints or sub‑components so that the software architecture can be verified against the specified encryption/authentication mechanisms.</text:p>
          </table:table-cell>
          <table:table-cell table:number-columns-repeated="13"/>
        </table:table-row>
        <table:table-row table:style-name="ro1">
          <table:table-cell table:style-name="Default" office:value-type="string" calcext:value-type="string">
            <text:p>-&gt;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UCD</text:p>
          </table:table-cell>
          <table:table-cell table:number-columns-repeated="13"/>
        </table:table-row>
        <table:table-row table:style-name="ro4">
          <table:table-cell office:value-type="string" calcext:value-type="string">
            <text:p>Add real-time latency constraints to regulateEnviornment/Structure: The current model does not specify the required response times for the regulateEnviornment use case, which is critical for meeting the system specification’s 500 ms cooling fan activation and 1‑second heater response requirements. Without explicit timing constraints, the implementation may violate real‑time guarantees. How to solve? Extend the regulateEnviornment activity diagram or sequence diagram to include a timing constraint element (e.g., an OCL constraint or UML time event) that enforces a maximum execution duration of 500 ms for fan activation and 1 s for heater control. Additionally, annotate the association with ActuatorsDriver to indicate the communication latency budget and link it to the microcontroller’s scheduling policy.</text:p>
          </table:table-cell>
          <table:table-cell table:number-columns-repeated="13"/>
        </table:table-row>
        <table:table-row table:style-name="ro1">
          <table:table-cell table:style-name="Default" office:value-type="string" calcext:value-type="string">
            <text:p>-&gt;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BD. </text:p>
          </table:table-cell>
          <table:table-cell table:number-columns-repeated="13"/>
        </table:table-row>
        <table:table-row table:style-name="ro4">
          <table:table-cell office:value-type="string" calcext:value-type="string">
            <text:p>SecureUserAuthentication/Structure: The current GUIDriver only exposes UserInput and Password signals without any authentication logic or encryption, violating the system specification’s requirement for encrypted data transmission and access authentication. This omission creates a security gap that could allow unauthorized users to manipulate greenhouse settings. How to solve? Extend the GUIDriver block to include an internal state machine that validates credentials against a stored user database (or hash table). Introduce an additional output signal, e.g., AuthResult(success: bool), and encrypt the UserInput/Password signals before sending them over the communication bus. Add timeout and retry limits for failed authentication attempts. Ensure that only after a successful AuthResult does the GUIDriver forward UserInput to the GreenhouseMaincontroller.</text:p>
          </table:table-cell>
          <table:table-cell table:number-columns-repeated="13"/>
        </table:table-row>
        <table:table-row table:style-name="ro1">
          <table:table-cell table:style-name="Default" office:value-type="string" calcext:value-type="string">
            <text:p>-&gt;OK</text:p>
          </table:table-cell>
          <table:table-cell table:number-columns-repeated="13"/>
        </table:table-row>
      </table:table>
      <table:table table:name="Evaluation_Set2" table:style-name="ta1">
        <office:forms form:automatic-focus="false" form:apply-design-mode="false"/>
        <table:table-column table:style-name="co1" table:default-cell-style-name="ce21"/>
        <table:table-column table:style-name="co1" table:number-columns-repeated="13" table:default-cell-style-name="Default"/>
        <table:table-row table:style-name="ro1" table:number-rows-repeated="5">
          <table:table-cell table:style-name="Default"/>
          <table:table-cell table:number-columns-repeated="13"/>
        </table:table-row>
        <table:table-row table:style-name="ro1">
          <table:table-cell table:style-name="ce1" office:value-type="string" calcext:value-type="string">
            <text:p>Student:</text:p>
          </table:table-cell>
          <table:table-cell office:value-type="string" calcext:value-type="string">
            <text:p>AC</text:p>
          </table:table-cell>
          <table:table-cell table:number-columns-repeated="12"/>
        </table:table-row>
        <table:table-row table:style-name="ro1">
          <table:table-cell table:style-name="Default"/>
          <table:table-cell table:number-columns-repeated="13"/>
        </table:table-row>
        <table:table-row table:style-name="ro1">
          <table:table-cell table:style-name="Default"/>
          <table:table-cell/>
          <table:table-cell table:style-name="ce23" table:number-columns-repeated="3"/>
          <table:table-cell table:style-name="ce23" office:value-type="string" calcext:value-type="string">
            <text:p>/10</text:p>
          </table:table-cell>
          <table:table-cell table:style-name="ce23"/>
          <table:table-cell table:style-name="ce23" office:value-type="string" calcext:value-type="string">
            <text:p>/10</text:p>
          </table:table-cell>
          <table:table-cell table:style-name="ce23"/>
          <table:table-cell table:style-name="ce23" office:value-type="string" calcext:value-type="string">
            <text:p><text:s/></text:p>
          </table:table-cell>
          <table:table-cell table:style-name="ce23" office:value-type="string" calcext:value-type="string">
            <text:p>After applying suggestions</text:p>
          </table:table-cell>
          <table:table-cell table:style-name="ce23" table:number-columns-repeated="3"/>
        </table:table-row>
        <table:table-row table:style-name="ro1">
          <table:table-cell table:style-name="ce1" office:value-type="string" calcext:value-type="string">
            <text:p>Overall model</text:p>
          </table:table-cell>
          <table:table-cell/>
          <table:table-cell table:style-name="ce23" office:value-type="string" calcext:value-type="string">
            <text:p>Before applying suggestion</text:p>
          </table:table-cell>
          <table:table-cell table:style-name="ce23" table:number-columns-repeated="2"/>
          <table:table-cell table:style-name="ce26" office:value-type="string" calcext:value-type="string">
            <text:p>Quality of suggestions (score /10)</text:p>
          </table:table-cell>
          <table:table-cell table:style-name="ce23" table:number-columns-repeated="8"/>
        </table:table-row>
        <table:table-row table:style-name="ro1">
          <table:table-cell table:style-name="Default"/>
          <table:table-cell/>
          <table:table-cell table:style-name="ce23"/>
          <table:table-cell table:style-name="ce24" office:value-type="string" calcext:value-type="string">
            <text:p>Model grade</text:p>
          </table:table-cell>
          <table:table-cell table:style-name="ce23"/>
          <table:table-cell table:style-name="ce23" office:value-type="string" calcext:value-type="string">
            <text:p>Score</text:p>
          </table:table-cell>
          <table:table-cell table:style-name="ce23" office:value-type="string" calcext:value-type="string">
            <text:p>Time (in ms)</text:p>
          </table:table-cell>
          <table:table-cell table:style-name="ce23" office:value-type="string" calcext:value-type="string">
            <text:p>Score</text:p>
          </table:table-cell>
          <table:table-cell table:style-name="ce23" office:value-type="string" calcext:value-type="string">
            <text:p>Time (in ms)</text:p>
          </table:table-cell>
          <table:table-cell table:style-name="ce23"/>
          <table:table-cell table:style-name="ce1" office:value-type="string" calcext:value-type="string">
            <text:p>Model quality evolution (--- to +++, -3 to +3)</text:p>
          </table:table-cell>
          <table:table-cell table:style-name="ce23" table:number-columns-repeated="3"/>
        </table:table-row>
        <table:table-row table:style-name="ro1">
          <table:table-cell table:style-name="Default"/>
          <table:table-cell/>
          <table:table-cell table:style-name="ce23"/>
          <table:table-cell table:style-name="ce23" office:value-type="string" calcext:value-type="string">
            <text:p>/10</text:p>
          </table:table-cell>
          <table:table-cell table:style-name="ce23"/>
          <table:table-cell table:style-name="ce27" office:value-type="string" calcext:value-type="string">
            <text:p>openai/gpt-oss-20b</text:p>
          </table:table-cell>
          <table:table-cell table:style-name="ce26"/>
          <table:table-cell table:style-name="ce27" office:value-type="string" calcext:value-type="string">
            <text:p>qwen3-coder-30b-a3b-instruct</text:p>
          </table:table-cell>
          <table:table-cell table:style-name="ce26" table:number-columns-repeated="2"/>
          <table:table-cell table:style-name="ce23" office:value-type="string" calcext:value-type="string">
            <text:p>oss</text:p>
          </table:table-cell>
          <table:table-cell table:style-name="ce23" office:value-type="string" calcext:value-type="string">
            <text:p>score oss</text:p>
          </table:table-cell>
          <table:table-cell table:style-name="ce23" office:value-type="string" calcext:value-type="string">
            <text:p>qwen</text:p>
          </table:table-cell>
          <table:table-cell table:style-name="ce23" office:value-type="string" calcext:value-type="string">
            <text:p>score qwen</text:p>
          </table:table-cell>
        </table:table-row>
        <table:table-row table:style-name="ro4">
          <table:table-cell table:style-name="Default"/>
          <table:table-cell/>
          <table:table-cell table:style-name="ce1"/>
          <table:table-cell table:style-name="ce5" office:value-type="float" office:value="10" calcext:value-type="float">
            <text:p>10</text:p>
          </table:table-cell>
          <table:table-cell/>
          <table:table-cell table:style-name="ce12" office:value-type="float" office:value="6" calcext:value-type="float">
            <text:p>6</text:p>
          </table:table-cell>
          <table:table-cell table:style-name="ce17" office:value-type="float" office:value="9755" calcext:value-type="float">
            <text:p>9755</text:p>
          </table:table-cell>
          <table:table-cell table:style-name="ce12" office:value-type="float" office:value="7" calcext:value-type="float">
            <text:p>7</text:p>
          </table:table-cell>
          <table:table-cell table:style-name="ce21" office:value-type="float" office:value="19529" calcext:value-type="float">
            <text:p>19529</text:p>
          </table:table-cell>
          <table:table-cell table:style-name="ce12"/>
          <table:table-cell office:value-type="string" calcext:value-type="string">
            <text:p>+</text:p>
          </table:table-cell>
          <table:table-cell office:value-type="float" office:value="1" calcext:value-type="float">
            <text:p>1</text:p>
          </table:table-cell>
          <table:table-cell table:style-name="ce6" office:value-type="string" calcext:value-type="string">
            <text:p><text:s/>++</text:p>
          </table:table-cell>
          <table:table-cell office:value-type="float" office:value="2" calcext:value-type="float">
            <text:p>2</text:p>
          </table:table-cell>
        </table:table-row>
        <table:table-row table:style-name="ro1">
          <table:table-cell table:style-name="Default"/>
          <table:table-cell/>
          <table:table-cell table:style-name="ce1" office:value-type="string" calcext:value-type="string">
            <text:p>RQ</text:p>
          </table:table-cell>
          <table:table-cell office:value-type="float" office:value="8.3" calcext:value-type="float">
            <text:p>8,3</text:p>
          </table:table-cell>
          <table:table-cell/>
          <table:table-cell table:style-name="ce12" office:value-type="float" office:value="9.5" calcext:value-type="float">
            <text:p>9,5</text:p>
          </table:table-cell>
          <table:table-cell table:style-name="ce12" office:value-type="float" office:value="7558" calcext:value-type="float">
            <text:p>7558</text:p>
          </table:table-cell>
          <table:table-cell table:style-name="ce12" office:value-type="float" office:value="8.5" calcext:value-type="float">
            <text:p>8,5</text:p>
          </table:table-cell>
          <table:table-cell table:style-name="ce12" office:value-type="float" office:value="16563" calcext:value-type="float">
            <text:p>16563</text:p>
          </table:table-cell>
          <table:table-cell table:style-name="ce12"/>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row>
        <table:table-row table:style-name="ro1">
          <table:table-cell table:style-name="Default"/>
          <table:table-cell/>
          <table:table-cell table:style-name="ce1" office:value-type="string" calcext:value-type="string">
            <text:p>UCD</text:p>
          </table:table-cell>
          <table:table-cell office:value-type="float" office:value="10" calcext:value-type="float">
            <text:p>10</text:p>
          </table:table-cell>
          <table:table-cell office:value-type="string" calcext:value-type="string">
            <text:p><text:s/></text:p>
          </table:table-cell>
          <table:table-cell table:style-name="ce12" office:value-type="float" office:value="7.5" calcext:value-type="float">
            <text:p>7,5</text:p>
          </table:table-cell>
          <table:table-cell table:style-name="ce12" office:value-type="float" office:value="8002" calcext:value-type="float">
            <text:p>8002</text:p>
          </table:table-cell>
          <table:table-cell table:style-name="ce12" office:value-type="float" office:value="8" calcext:value-type="float">
            <text:p>8</text:p>
          </table:table-cell>
          <table:table-cell table:style-name="ce12" office:value-type="float" office:value="15159" calcext:value-type="float">
            <text:p>15159</text:p>
          </table:table-cell>
          <table:table-cell table:style-name="ce12"/>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float" office:value="3" calcext:value-type="float">
            <text:p>3</text:p>
          </table:table-cell>
        </table:table-row>
        <table:table-row table:style-name="ro1">
          <table:table-cell table:style-name="Default"/>
          <table:table-cell/>
          <table:table-cell table:style-name="ce1" office:value-type="string" calcext:value-type="string">
            <text:p>BD</text:p>
          </table:table-cell>
          <table:table-cell table:number-columns-repeated="2"/>
          <table:table-cell table:style-name="ce12" table:number-columns-repeated="5"/>
          <table:table-cell table:number-columns-repeated="2"/>
          <table:table-cell office:value-type="string" calcext:value-type="string">
            <text:p><text:s/></text:p>
          </table:table-cell>
          <table:table-cell/>
        </table:table-row>
        <table:table-row table:style-name="ro1">
          <table:table-cell table:style-name="Default"/>
          <table:table-cell table:number-columns-repeated="4"/>
          <table:table-cell table:style-name="ce12" table:number-columns-repeated="4"/>
          <table:table-cell table:style-name="ce12" office:value-type="string" calcext:value-type="string">
            <text:p><text:s/></text:p>
          </table:table-cell>
          <table:table-cell table:style-name="ce1" office:value-type="string" calcext:value-type="string">
            <text:p>After applying suggestions</text:p>
          </table:table-cell>
          <table:table-cell table:number-columns-repeated="3"/>
        </table:table-row>
        <table:table-row table:style-name="ro1">
          <table:table-cell table:style-name="ce1" office:value-type="string" calcext:value-type="string">
            <text:p>One random component</text:p>
          </table:table-cell>
          <table:table-cell/>
          <table:table-cell table:style-name="ce23" office:value-type="string" calcext:value-type="string">
            <text:p>Before applying suggestion</text:p>
          </table:table-cell>
          <table:table-cell table:style-name="ce23" table:number-columns-repeated="2"/>
          <table:table-cell table:style-name="ce26" office:value-type="string" calcext:value-type="string">
            <text:p>Quality of suggestions (score /10)</text:p>
          </table:table-cell>
          <table:table-cell table:style-name="ce26" table:number-columns-repeated="4"/>
          <table:table-cell table:style-name="ce23" table:number-columns-repeated="4"/>
        </table:table-row>
        <table:table-row table:style-name="ro1">
          <table:table-cell table:style-name="Default"/>
          <table:table-cell/>
          <table:table-cell table:style-name="ce23"/>
          <table:table-cell table:style-name="ce24" office:value-type="string" calcext:value-type="string">
            <text:p>Model grade</text:p>
          </table:table-cell>
          <table:table-cell table:style-name="ce23"/>
          <table:table-cell table:style-name="ce26" office:value-type="string" calcext:value-type="string">
            <text:p>Score</text:p>
          </table:table-cell>
          <table:table-cell table:style-name="ce26" office:value-type="string" calcext:value-type="string">
            <text:p>Time (in ms)</text:p>
          </table:table-cell>
          <table:table-cell table:style-name="ce26" office:value-type="string" calcext:value-type="string">
            <text:p>Score</text:p>
          </table:table-cell>
          <table:table-cell table:style-name="ce26" office:value-type="string" calcext:value-type="string">
            <text:p>Time (in ms)</text:p>
          </table:table-cell>
          <table:table-cell table:style-name="ce26"/>
          <table:table-cell table:style-name="ce1" office:value-type="string" calcext:value-type="string">
            <text:p>Model quality evolution (--- to +++, -3 to +3)</text:p>
          </table:table-cell>
          <table:table-cell table:style-name="ce23" table:number-columns-repeated="3"/>
        </table:table-row>
        <table:table-row table:style-name="ro1">
          <table:table-cell table:style-name="Default"/>
          <table:table-cell/>
          <table:table-cell table:style-name="ce23" table:number-columns-repeated="3"/>
          <table:table-cell table:style-name="ce27" office:value-type="string" calcext:value-type="string">
            <text:p>openai/gpt-oss-20b</text:p>
          </table:table-cell>
          <table:table-cell table:style-name="ce26"/>
          <table:table-cell table:style-name="ce27" office:value-type="string" calcext:value-type="string">
            <text:p>qwen3-coder-30b-a3b-instruct</text:p>
          </table:table-cell>
          <table:table-cell table:style-name="ce26" table:number-columns-repeated="2"/>
          <table:table-cell table:style-name="ce23" office:value-type="string" calcext:value-type="string">
            <text:p>oss</text:p>
          </table:table-cell>
          <table:table-cell table:style-name="ce23"/>
          <table:table-cell table:style-name="ce23" office:value-type="string" calcext:value-type="string">
            <text:p>qwen</text:p>
          </table:table-cell>
          <table:table-cell table:style-name="ce23"/>
        </table:table-row>
        <table:table-row table:style-name="ro1">
          <table:table-cell table:style-name="Default"/>
          <table:table-cell/>
          <table:table-cell table:style-name="ce1" office:value-type="string" calcext:value-type="string">
            <text:p>RQ</text:p>
          </table:table-cell>
          <table:table-cell table:style-name="ce5" office:value-type="float" office:value="10" calcext:value-type="float">
            <text:p>10</text:p>
          </table:table-cell>
          <table:table-cell/>
          <table:table-cell table:style-name="ce12" office:value-type="float" office:value="6" calcext:value-type="float">
            <text:p>6</text:p>
          </table:table-cell>
          <table:table-cell table:style-name="ce12" office:value-type="float" office:value="2175" calcext:value-type="float">
            <text:p>2175</text:p>
          </table:table-cell>
          <table:table-cell table:style-name="ce12" office:value-type="float" office:value="0" calcext:value-type="float">
            <text:p>0</text:p>
          </table:table-cell>
          <table:table-cell table:style-name="ce12" office:value-type="float" office:value="10326" calcext:value-type="float">
            <text:p>10326</text:p>
          </table:table-cell>
          <table:table-cell table:style-name="ce12"/>
          <table:table-cell office:value-type="string" calcext:value-type="string">
            <text:p>++</text:p>
          </table:table-cell>
          <table:table-cell office:value-type="float" office:value="2" calcext:value-type="float">
            <text:p>2</text:p>
          </table:table-cell>
          <table:table-cell office:value-type="string" calcext:value-type="string">
            <text:p>o</text:p>
          </table:table-cell>
          <table:table-cell office:value-type="float" office:value="0" calcext:value-type="float">
            <text:p>0</text:p>
          </table:table-cell>
        </table:table-row>
        <table:table-row table:style-name="ro1">
          <table:table-cell table:style-name="Default"/>
          <table:table-cell/>
          <table:table-cell table:style-name="ce1" office:value-type="string" calcext:value-type="string">
            <text:p>UCD</text:p>
          </table:table-cell>
          <table:table-cell office:value-type="float" office:value="8.3" calcext:value-type="float">
            <text:p>8,3</text:p>
          </table:table-cell>
          <table:table-cell/>
          <table:table-cell table:style-name="ce12" office:value-type="float" office:value="4" calcext:value-type="float">
            <text:p>4</text:p>
          </table:table-cell>
          <table:table-cell table:style-name="ce12" office:value-type="float" office:value="2144" calcext:value-type="float">
            <text:p>2144</text:p>
          </table:table-cell>
          <table:table-cell table:style-name="ce12" office:value-type="float" office:value="10" calcext:value-type="float">
            <text:p>10</text:p>
          </table:table-cell>
          <table:table-cell table:style-name="ce12" office:value-type="float" office:value="6581" calcext:value-type="float">
            <text:p>6581</text:p>
          </table:table-cell>
          <table:table-cell table:style-name="ce12"/>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float" office:value="3" calcext:value-type="float">
            <text:p>3</text:p>
          </table:table-cell>
        </table:table-row>
        <table:table-row table:style-name="ro1">
          <table:table-cell table:style-name="Default"/>
          <table:table-cell/>
          <table:table-cell table:style-name="ce1" office:value-type="string" calcext:value-type="string">
            <text:p>BD</text:p>
          </table:table-cell>
          <table:table-cell office:value-type="float" office:value="10" calcext:value-type="float">
            <text:p>10</text:p>
          </table:table-cell>
          <table:table-cell/>
          <table:table-cell table:style-name="ce12" office:value-type="float" office:value="10" calcext:value-type="float">
            <text:p>10</text:p>
          </table:table-cell>
          <table:table-cell table:style-name="ce12" office:value-type="float" office:value="2356" calcext:value-type="float">
            <text:p>2356</text:p>
          </table:table-cell>
          <table:table-cell table:style-name="ce12" office:value-type="float" office:value="10" calcext:value-type="float">
            <text:p>10</text:p>
          </table:table-cell>
          <table:table-cell table:style-name="ce12" office:value-type="float" office:value="12365" calcext:value-type="float">
            <text:p>12365</text:p>
          </table:table-cell>
          <table:table-cell table:style-name="ce12"/>
          <table:table-cell office:value-type="string" calcext:value-type="string">
            <text:p>+++</text:p>
          </table:table-cell>
          <table:table-cell office:value-type="float" office:value="3" calcext:value-type="float">
            <text:p>3</text:p>
          </table:table-cell>
          <table:table-cell office:value-type="string" calcext:value-type="string">
            <text:p><text:s/>+++</text:p>
          </table:table-cell>
          <table:table-cell office:value-type="float" office:value="3" calcext:value-type="float">
            <text:p>3</text:p>
          </table:table-cell>
        </table:table-row>
        <table:table-row table:style-name="ro1" table:number-rows-repeated="2">
          <table:table-cell table:style-name="Default"/>
          <table:table-cell table:number-columns-repeated="13"/>
        </table:table-row>
        <table:table-row table:style-name="ro1">
          <table:table-cell table:style-name="ce1" office:value-type="string" calcext:value-type="string">
            <text:p>OSS</text:p>
          </table:table-cell>
          <table:table-cell table:number-columns-repeated="13"/>
        </table:table-row>
        <table:table-row table:style-name="ro1">
          <table:table-cell table:style-name="Default" office:value-type="string" calcext:value-type="string">
            <text:p>RD</text:p>
          </table:table-cell>
          <table:table-cell table:number-columns-repeated="13"/>
        </table:table-row>
        <table:table-row table:style-name="ro4">
          <table:table-cell office:value-type="string" calcext:value-type="string">
            <text:p>HeaterActivationTiming/Structure: The specification requires heaters to respond within one second when temperature falls below the threshold, but this timing constraint is missing from the model. How to solve? Add a requirement element similar to CoolingFanActivation that specifies heater activation latency (e.g., "The software shall activate heaters within 1 second after detecting a temperature below the threshold"). component: CoolingFanActivation</text:p>
          </table:table-cell>
          <table:table-cell table:number-columns-repeated="13"/>
        </table:table-row>
        <table:table-row table:style-name="ro4">
          <table:table-cell office:value-type="string" calcext:value-type="string">
            <text:p>-&gt; KO</text:p>
          </table:table-cell>
          <table:table-cell table:number-columns-repeated="13"/>
        </table:table-row>
        <table:table-row table:style-name="ro4">
          <table:table-cell office:value-type="string" calcext:value-type="string">
            <text:p><text:s/>HumidifierControl/Structure: Humidity regulation via humidifiers is mentioned in the system spec but not represented in the model. How to solve? Introduce a new requirement (e.g., HumidifierActivation) with appropriate timing constraints and link it to DataCollectionFromSensor. component: AutomaticActuatorControl</text:p>
          </table:table-cell>
          <table:table-cell table:number-columns-repeated="13"/>
        </table:table-row>
        <table:table-row table:style-name="ro4">
          <table:table-cell office:value-type="string" calcext:value-type="string">
            <text:p>-&gt; OK/KO</text:p>
          </table:table-cell>
          <table:table-cell table:number-columns-repeated="13"/>
        </table:table-row>
        <table:table-row table:style-name="ro4">
          <table:table-cell office:value-type="string" calcext:value-type="string">
            <text:p><text:s/>LowLatencyCommunication/Structure: The system must maintain low‑latency communication between sensors and actuators, a critical real‑time property not captured in the model. How to solve? Add a requirement (e.g., CommunicationLatency) specifying acceptable latency bounds and associate it with DataCollectionFromSensor and AutomaticActuatorControl. component: AutomaticActuatorControl</text:p>
          </table:table-cell>
          <table:table-cell table:number-columns-repeated="13"/>
        </table:table-row>
        <table:table-row table:style-name="ro4">
          <table:table-cell office:value-type="string" calcext:value-type="string">
            <text:p>-&gt;OK/KO</text:p>
          </table:table-cell>
          <table:table-cell table:number-columns-repeated="13"/>
        </table:table-row>
        <table:table-row table:style-name="ro4">
          <table:table-cell office:value-type="string" calcext:value-type="string">
            <text:p><text:s/>EnergyEfficiency/Structure: Optional solar panel integration for energy efficiency is omitted from the model. How to solve? Create an EnergyManagement requirement describing power source options and link it to GreenhouseAutomationSoftware or a new subsystem element. component: GreenhouseAutomationSoftware</text:p>
          </table:table-cell>
          <table:table-cell table:number-columns-repeated="13"/>
        </table:table-row>
        <table:table-row table:style-name="ro4">
          <table:table-cell office:value-type="string" calcext:value-type="string">
            <text:p>-&gt; OK</text:p>
          </table:table-cell>
          <table:table-cell table:number-columns-repeated="13"/>
        </table:table-row>
        <table:table-row table:style-name="ro4">
          <table:table-cell office:value-type="string" calcext:value-type="string">
            <text:p><text:s/>Scalability/Structure: The ability to add additional sensors or features for different greenhouse sizes and crop types is not represented. How to solve? Add a Scalability requirement that defines interface extensibility, and connect it to DataCollectionFromSensor and AutomaticActuatorControl. component: DataCollectionFromSensor</text:p>
          </table:table-cell>
          <table:table-cell table:number-columns-repeated="13"/>
        </table:table-row>
        <table:table-row table:style-name="ro4">
          <table:table-cell office:value-type="string" calcext:value-type="string">
            <text:p>-&gt; OK</text:p>
          </table:table-cell>
          <table:table-cell table:number-columns-repeated="13"/>
        </table:table-row>
        <table:table-row table:style-name="ro4">
          <table:table-cell office:value-type="string" calcext:value-type="string">
            <text:p><text:s/>CO2ThresholdHandling/Structure: While CO2 sensors are mentioned, specific control logic or thresholds for CO2 levels is missing. How to solve? Introduce a CO2Control requirement that specifies action when CO2 exceeds/undergoes threshold and link it to AutomaticActuatorControl. component: AutomaticActuatorControl</text:p>
          </table:table-cell>
          <table:table-cell table:number-columns-repeated="13"/>
        </table:table-row>
        <table:table-row table:style-name="ro4">
          <table:table-cell office:value-type="string" calcext:value-type="string">
            <text:p>-&gt; OK</text:p>
          </table:table-cell>
          <table:table-cell table:number-columns-repeated="13"/>
        </table:table-row>
        <table:table-row table:style-name="ro4">
          <table:table-cell office:value-type="string" calcext:value-type="string">
            <text:p><text:s/>TemperatureThresholdConfiguration/Structure: The specification references predefined temperature thresholds for fan/heater activation but the model lacks a configurable threshold element. How to solve? Add a TemperatureThreshold parameter requirement and associate it with CoolingFanActivation and HeaterActivationTiming. component: CoolingFanActivation</text:p>
          </table:table-cell>
          <table:table-cell table:number-columns-repeated="13"/>
        </table:table-row>
        <table:table-row table:style-name="ro4">
          <table:table-cell office:value-type="string" calcext:value-type="string">
            <text:p>-&gt; KO</text:p>
          </table:table-cell>
          <table:table-cell table:number-columns-repeated="13"/>
        </table:table-row>
        <table:table-row table:style-name="ro4">
          <table:table-cell office:value-type="string" calcext:value-type="string">
            <text:p><text:s/>HumidityThresholdConfiguration/Structure: No explicit humidity threshold is modeled, yet humidifier control depends on it. How to solve? Define a HumidityThreshold requirement and link it to HumidifierControl. component: HumidifierControl</text:p>
          </table:table-cell>
          <table:table-cell table:number-columns-repeated="13"/>
        </table:table-row>
        <table:table-row table:style-name="ro4">
          <table:table-cell office:value-type="string" calcext:value-type="string">
            <text:p>-&gt; OK</text:p>
          </table:table-cell>
          <table:table-cell table:number-columns-repeated="13"/>
        </table:table-row>
        <table:table-row table:style-name="ro4">
          <table:table-cell office:value-type="string" calcext:value-type="string">
            <text:p><text:s/>AlertDeliveryGuarantee/Structure: Alerts must be sent within 3 seconds of detecting a critical deviation, but the model only mentions SMS/email without timing. How to solve? Add a requirement (e.g., AlertTimeliness) specifying the 3‑second constraint and connect it to AlterationOfCritcalDeviation. component: AltertionOfCritcalDeviation</text:p>
          </table:table-cell>
          <table:table-cell table:number-columns-repeated="13"/>
        </table:table-row>
        <table:table-row table:style-name="ro4">
          <table:table-cell office:value-type="string" calcext:value-type="string">
            <text:p>-&gt; KO</text:p>
          </table:table-cell>
          <table:table-cell table:number-columns-repeated="13"/>
        </table:table-row>
        <table:table-row table:style-name="ro4">
          <table:table-cell office:value-type="string" calcext:value-type="string">
            <text:p><text:s/>HistoricalDataStorage/Structure: The spec requires historical data visualization, yet the model does not capture data persistence or storage mechanisms. How to solve? Introduce a DataStorage requirement that ensures historical logs are retained and accessible for RemotelyMonitoring. component: RemotelyMonitoring</text:p>
          </table:table-cell>
          <table:table-cell table:number-columns-repeated="13"/>
        </table:table-row>
        <table:table-row table:style-name="ro1">
          <table:table-cell table:style-name="Default" office:value-type="string" calcext:value-type="string">
            <text:p>-&gt; 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 ManualOverride</text:p>
          </table:table-cell>
          <table:table-cell table:number-columns-repeated="13"/>
        </table:table-row>
        <table:table-row table:style-name="ro4">
          <table:table-cell office:value-type="string" calcext:value-type="string">
            <text:p>Add Response-Time Constraint to ManualOverride Commands/Behavior: The current model states that manual overrides are allowed but does not explicitly enforce the system’s requirement of a response time under 1 second for direct control commands. This omission can lead to non‑compliant behavior in real deployments. How to solve? Introduce a dedicated timing constraint on all manual override actions (e.g., fan activation, irrigation, heater control) by adding a ‘maxResponseTime’ property set to 1000 ms. Ensure the controller’s scheduler prioritizes these commands and that the communication layer guarantees latency below this threshold. Additionally, log each override event with timestamps to verify compliance during testing. </text:p>
          </table:table-cell>
          <table:table-cell table:number-columns-repeated="13"/>
        </table:table-row>
        <table:table-row table:style-name="ro1">
          <table:table-cell table:style-name="Default" office:value-type="string" calcext:value-type="string">
            <text:p>-&gt;OK/KO</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UCD</text:p>
          </table:table-cell>
          <table:table-cell table:number-columns-repeated="13"/>
        </table:table-row>
        <table:table-row table:style-name="ro4">
          <table:table-cell office:value-type="string" calcext:value-type="string">
            <text:p>SensorDataCollectionTiming/Structure: The model does not capture the real‑time data collection frequency (every 5 s) or the latency constraints for sensor–actuator communication. How to solve? Add a timing constraint or sequence diagram showing that Sensor actors poll every 5 s and that actuator responses must occur within their specified delays (500 ms, 1 s, 2 s). component: Senso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ctuatorControlActors/Structure: No actors representing the ventilation fans, heaters, humidifiers or irrigation system are present. How to solve? Introduce Actuator actors (Fan, Heater, Humidifier, Irrigation) and associate them with Sensor data and AISoftware for command execution. component: Actuato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lertDeliveryMechanism/Structure: The specification requires SMS/email alerts within 3 s, but the model lacks actors or use cases for alert delivery. How to solve? Add an AlertService actor and a use case SendAlert with a timing constraint of ≤3 s after critical deviation detection. component: Alert</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PowerManagementAndSolarIntegration/Structure: The model does not represent the microcontroller power source or optional solar panel integration. How to solve? Add a PowerUnit actor (Microcontroller, SolarPanel) and show energy consumption constraints in use cases related to AISoftware. component: Pow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ecurityAndAuthentication/Structure: Encrypted transmission and access authentication are not modeled explicitly. How to solve? Include a SecurityModule actor with use cases EncryptData, AuthenticateUser (already present) and associate it with all communication links. component: Security</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ReliabilityRequirement/Structure: The required 99.9 % reliability rate is missing from the model. How to solve? Add a ReliabilityMonitor actor and a use case MonitorSystemHealth that ensures fault detection and recovery mechanisms. component: Reliability</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calabilityAndExtensibility/Structure: The model does not support adding more sensors or features for different greenhouse sizes. How to solve? Define a SensorHub actor that can register additional Sensor actors and expose an AddSensor operation; similarly, allow AISoftware to load new feature modules. component: Scalability</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anualOverrideTiming/Structure: The model lacks timing constraints for manual override commands (≤1 s). How to solve? Add a ManualControl use case with a timing constraint and associate it with Actuator actors. component: Manual</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IAnalysisTiming/Structure: The AI module’s processing time (&lt;500 ms per cycle) is not represented. How to solve? Introduce an AIAnalyzer actor and a use case AnalyzeTrends with the specified timing constraint, linking it to AISoftware. component: AI</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CommunicationLatency/Structure: Low‑latency communication between sensors and actuators is a key requirement but not captured. How to solve? Add a CommunicationChannel actor with latency attributes and associate it between Sensor, Actuator, and AISoftware actors. component: Communication</text:p>
          </table:table-cell>
          <table:table-cell table:number-columns-repeated="13"/>
        </table:table-row>
        <table:table-row table:style-name="ro1">
          <table:table-cell table:style-name="Default" office:value-type="string" calcext:value-type="string">
            <text:p>OK/KO</text:p>
          </table:table-cell>
          <table:table-cell table:number-columns-repeated="13"/>
        </table:table-row>
        <table:table-row table:style-name="ro1">
          <table:table-cell table:style-name="Default" office:value-type="string" calcext:value-type="string">
            <text:p>`</text:p>
          </table:table-cell>
          <table:table-cell table:number-columns-repeated="13"/>
        </table:table-row>
        <table:table-row table:style-name="ro1">
          <table:table-cell table:style-name="Default" office:value-type="string" calcext:value-type="string">
            <text:p>One component: <text:s/>Actor AISoftware</text:p>
          </table:table-cell>
          <table:table-cell table:number-columns-repeated="13"/>
        </table:table-row>
        <table:table-row table:style-name="ro4">
          <table:table-cell office:value-type="string" calcext:value-type="string">
            <text:p>Add ActuatorControlBehavior/Structure: The current AISoftware model only monitors sensor values and analyzes trends but does not explicitly represent the behavior that commands actuators (fans, heaters, irrigation) based on real‑time thresholds. This omission violates the system specification which requires rapid actuator responses within specified time limits. How to solve? Introduce a new behavior or state machine in AISoftware named ActuatorControlBehavior. Define transitions triggered by sensor data events (e.g., temperature &gt; threshold). For each actuator type, specify an action that sends control signals with the required latency constraints (500 ms for cooling fans, 1 s for heaters, 2 s for irrigation). Connect this behavior to the existing Sensor association and to the Actuator interfaces, ensuring that timing constraints are modeled as guard conditions or timing annotations.</text:p>
          </table:table-cell>
          <table:table-cell table:number-columns-repeated="13"/>
        </table:table-row>
        <table:table-row table:style-name="ro1">
          <table:table-cell table:style-name="ce29"/>
          <table:table-cell table:number-columns-repeated="13"/>
        </table:table-row>
        <table:table-row table:style-name="ro1">
          <table:table-cell table:style-name="Default" office:value-type="string" calcext:value-type="string">
            <text:p>BD</text:p>
          </table:table-cell>
          <table:table-cell table:number-columns-repeated="13"/>
        </table:table-row>
        <table:table-row table:style-name="ro4">
          <table:table-cell office:value-type="string" calcext:value-type="string">
            <text:p>SensorThresholds/Structure: The model does not specify temperature, humidity, soil moisture or CO2 thresholds that trigger actuator actions. How to solve? Add configuration parameters (e.g., TempHigh, HumidityLow, SoilMoistureCritical) to the Sensors block or GreenhouseMaincontroller state machine and use them in decision logic for ActuatorInstructions. component: Sensors</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ActuationLatency/Structure: No latency constraints are modeled for fan activation (500 ms) or heater response (1 s). How to solve? Introduce timing checks in the GreenhouseMaincontroller state machine, e.g., a timer that triggers ActuatorInstructions within the required deadlines. component: Actuators</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IrrigationDelay/Structure: The 2‑second maximum delay for irrigation is missing from the model. How to solve? Add a timer after detecting low soil moisture and ensure ActuatorInstructions to start watering are sent within 2 s. component: Actuato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RealTimeUpdates/Structure: The system’s 5‑second real‑time monitoring update interval is not represented. How to solve? Implement a periodic timer in the GreenhouseMaincontroller that emits updated SensorValues to the UI blocks every 5 s. component: Senso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lertTiming/Structure: SMS/email alerts must be sent within 3 s of a critical deviation, but the model lacks this timing constraint. How to solve? Add an Alert block with a timer that triggers DeviationMessage delivery no later than 3 s after detection. component: RecieverDriver</text:p>
          </table:table-cell>
          <table:table-cell table:number-columns-repeated="13"/>
        </table:table-row>
        <table:table-row table:style-name="ro4">
          <table:table-cell office:value-type="string" calcext:value-type="string">
            <text:p>KO</text:p>
          </table:table-cell>
          <table:table-cell table:number-columns-repeated="13"/>
        </table:table-row>
        <table:table-row table:style-name="ro4">
          <table:table-cell office:value-type="string" calcext:value-type="string">
            <text:p><text:s/>Security/Structure: Encrypted data transmission and access authentication are not modeled. How to solve? Introduce SecurityManager blocks that wrap communication channels, enforce encryption on all signals, and validate UserInput/Password before allowing ActuatorInstructions. component: GUIDriv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anualOverrideLatency/Structure: Direct user control commands must respond within 1 s, which is not captured. How to solve? Add a timeout in the GreenhouseMaincontroller that ensures any ActuatorInstructions derived from UserInput are processed and sent to Actuators within 1 s. component: Actuato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ReliabilityRate/Structure: The required 99.9% reliability rate is not reflected in the model. How to solve? Implement watchdog timers or redundancy mechanisms (e.g., duplicate sensor readings) and include fault‑handling states in the state machines to meet this requirement. component: Senso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calability/Structure: The model is fixed to a single Sensors block and does not allow adding more sensors or features for different greenhouse sizes. How to solve? Make the Sensors block parameterizable (e.g., a list of SensorTypes) and design the state machine to iterate over them, allowing dynamic expansion. component: Senso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IAnalysisCycle/Structure: The optional AI module’s processing time constraint (≤500 ms) is absent. How to solve? Add an AIProcessing block that receives SensorValues, performs analysis within a 500 ms timer, and outputs optimization recommendations to the GreenhouseMaincontroller. component: Sensors</text:p>
          </table:table-cell>
          <table:table-cell table:number-columns-repeated="13"/>
        </table:table-row>
        <table:table-row table:style-name="ro1">
          <table:table-cell table:style-name="Default" office:value-type="string" calcext:value-type="string">
            <text:p>OK/KO</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 User block</text:p>
          </table:table-cell>
          <table:table-cell table:number-columns-repeated="13"/>
        </table:table-row>
        <table:table-row table:style-name="ro4">
          <table:table-cell office:value-type="string" calcext:value-type="string">
            <text:p>Add explicit User Authentication and Session Management/Structure: The current model defines a GUIDriver block that outputs `UserInput()` and `Password()`, but it lacks any mechanism to validate these credentials, maintain user sessions, or enforce access control. This omission violates the system specification’s requirement for encrypted data transmission and authenticated access before users can modify system settings. How to solve? Extend the GUIDriver block to include a new signal `AuthenticationResult()` and an internal state machine that receives `Password()`, forwards it to an AuthenticationService component, and outputs success or failure. The AuthenticationService should hash passwords, verify against stored credentials, and generate a secure session token. The GUIDriver must then attach this token to subsequent `UserInput()` signals. Additionally, add a security guard on the GreenhouseMaincontroller that only processes instructions when a valid session token is present.</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ce1" office:value-type="string" calcext:value-type="string">
            <text:p>QWEN3</text:p>
          </table:table-cell>
          <table:table-cell table:number-columns-repeated="13"/>
        </table:table-row>
        <table:table-row table:style-name="ro1">
          <table:table-cell table:style-name="Default" office:value-type="string" calcext:value-type="string">
            <text:p>RD</text:p>
          </table:table-cell>
          <table:table-cell table:number-columns-repeated="13"/>
        </table:table-row>
        <table:table-row table:style-name="ro4">
          <table:table-cell office:value-type="string" calcext:value-type="string">
            <text:p>Heater Response Time/Structure: The specification mentions that heaters should respond within one second, but this requirement is not captured in the model's description. How to solve? Add a new requirement for heater response time similar to cooling fan activation, specifying a 1-second response delay. component: CoolingFanActivation</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Irrigation System Control/Structure: The system specification states that irrigation is activated based on soil moisture levels, but the model lacks detailed behavior for this specific actuator control. How to solve? Introduce a dedicated requirement or behavior element describing how irrigation systems respond to low soil moisture conditions with delay constraints. component: WaterFlowInSoil</text:p>
          </table:table-cell>
          <table:table-cell table:number-columns-repeated="13"/>
        </table:table-row>
        <table:table-row table:style-name="ro4">
          <table:table-cell office:value-type="string" calcext:value-type="string">
            <text:p>KO</text:p>
          </table:table-cell>
          <table:table-cell table:number-columns-repeated="13"/>
        </table:table-row>
        <table:table-row table:style-name="ro4">
          <table:table-cell office:value-type="string" calcext:value-type="string">
            <text:p><text:s/>Sensor Data Processing/Structure: The system collects data from multiple sensors (temperature, humidity, soil moisture, CO2) but the model doesn't represent how these different types are processed together or their distinct roles. How to solve? Model each sensor type as a separate component with associated processing behavior and ensure all sensor inputs are handled in the data collection module. component: DataCollectionFromSensor</text:p>
          </table:table-cell>
          <table:table-cell table:number-columns-repeated="13"/>
        </table:table-row>
        <table:table-row table:style-name="ro4">
          <table:table-cell office:value-type="string" calcext:value-type="string">
            <text:p>KO</text:p>
          </table:table-cell>
          <table:table-cell table:number-columns-repeated="13"/>
        </table:table-row>
        <table:table-row table:style-name="ro4">
          <table:table-cell office:value-type="string" calcext:value-type="string">
            <text:p><text:s/>Energy Efficiency/Structure: The specification mentions microcontroller with optional solar panel integration for energy efficiency, but this is not captured in the model's requirements. How to solve? Add a requirement related to power management or energy optimization that addresses both microcontroller and solar panel usage if present. component: GreenhouseAutomationSoftwar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calability/Structure: The system is designed to be scalable for additional sensors, features, and different greenhouse sizes but scalability requirements are missing from the model. How to solve? Include a scalability requirement that specifies how new modules or devices can be integrated without disrupting existing functionalities. component: GreenhouseAutomationSoftwar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Real-time Communication/Structure: The system demands low-latency communication between sensors and actuators, yet there is no explicit behavior or constraint for latency in the model. How to solve? Introduce a requirement regarding communication delay constraints between sensor data acquisition and actuator response to ensure real-time performance. component: AutomaticActuatorControl</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Historical Data Visualization/Structure: While remote monitoring includes historical data visualization, the model only mentions update frequency without addressing how this data is stored or presented. How to solve? Add a behavior element related to data storage and retrieval for historical views, ensuring consistent access patterns over time. component: RemotelyMonitoring</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MS and Email Alert/Structure: Alerts via SMS or email are mentioned as critical but the model does not capture communication mechanisms for these alert types. How to solve? Specify a dedicated mechanism within the alert system that allows both SMS and Email notifications with their respective time constraints. component: AltertionOfCritcalDeviation</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User Interface Consistency/Structure: Users can interact via touchscreen or mobile app, but the model does not define how consistency is maintained across both interfaces. How to solve? Define a UI consistency rule that ensures identical behavior and functionality regardless of interaction method (touchscreen vs. mobile). component: UserInteraction</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ecurity Access Control/Structure: Access authentication is mentioned but not specifically linked to what actions can be taken after authentication, nor how access rights are enforced. How to solve? Add an access control behavior component that defines granular permissions for different user roles and enforces them throughout the system. component: SecurityMeasures</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 AIAnalysisReq</text:p>
          </table:table-cell>
          <table:table-cell table:number-columns-repeated="13"/>
        </table:table-row>
        <table:table-row table:style-name="ro4">
          <table:table-cell office:value-type="string" calcext:value-type="string">
            <text:p>AI Analysis Processing Time Alignment/Structure: The AIAnalysis requirement does not explicitly specify the processing time constraint in the model, which is critical for real-time operation as stated in the system specification. How to solve? Add a specific behavioral constraint to the AIAnalysis component that enforces processing times under 500 milliseconds per analysis cycle, directly linking it with the ProcessingTime requirement and ensuring alignment with the real-time operational demands. </text:p>
          </table:table-cell>
          <table:table-cell table:number-columns-repeated="13"/>
        </table:table-row>
        <table:table-row table:style-name="ro1">
          <table:table-cell table:style-name="Default" office:value-type="string" calcext:value-type="string">
            <text:p>RE</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UCD</text:p>
          </table:table-cell>
          <table:table-cell table:number-columns-repeated="13"/>
        </table:table-row>
        <table:table-row table:style-name="ro4">
          <table:table-cell office:value-type="string" calcext:value-type="string">
            <text:p>Response Time Requirements/Structure: The model does not capture the specific response time requirements for different system actions such as cooling fans (500ms), heaters (1s), irrigation (2s), and alerts (3s). How to solve? Add timing constraints or real-time behavior specifications to the relevant use cases and their associated components. component: monitorValue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ensor Data Types/Structure: The model does not specify the exact sensor types (temperature, humidity, soil moisture, CO2) and their data formats or measurement units. How to solve? Define specific sensor entities with properties representing each environmental parameter and their respective measurements. component: Senso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ctuator Control/Structure: The model lacks explicit representation of actuators (fans, heaters, humidifiers, irrigation) and their control interfaces. How to solve? Add dedicated actuator components with associations to the relevant control use cases like monitorValues or alterUserOfCriticalDeviation. component: Serv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Communication Latency/Structure: The model does not address real-time communication requirements between sensors and actuators, including low-latency constraints. How to solve? Include timing behavior diagrams or latency specifications in the system's interaction flows. component: Senso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Reliability Requirements/Structure: The model omits the 99.9% reliability requirement for system operation, which is critical to ensure consistent greenhouse management. How to solve? Add a reliability constraint or fault-tolerant design considerations in the behavioral aspects of the system. component: Serv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ecurity Measures/Structure: The model does not represent security mechanisms such as encrypted data transmission and access authentication. How to solve? Introduce secure communication components or add constraints to existing associations involving user authentication and control. component: authenticateUser</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Scalability Features/Structure: The model lacks explicit representation of scalability features needed for handling additional sensors or adapting to different greenhouse sizes. How to solve? Add modular design elements or expandable components that can accommodate growth in sensor count and system complexity. component: Senso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obile App Interface/Structure: While the touchscreen control panel is represented, there's no specific modeling of mobile app interfaces for remote monitoring or alerting capabilities. How to solve? Introduce a separate mobile application component with associated use cases like receiving alerts and viewing historical data. component: GraphicalInterfaceDriver</text:p>
          </table:table-cell>
          <table:table-cell table:number-columns-repeated="13"/>
        </table:table-row>
        <table:table-row table:style-name="ro4">
          <table:table-cell office:value-type="string" calcext:value-type="string">
            <text:p>KO</text:p>
          </table:table-cell>
          <table:table-cell table:number-columns-repeated="13"/>
        </table:table-row>
        <table:table-row table:style-name="ro4">
          <table:table-cell office:value-type="string" calcext:value-type="string">
            <text:p><text:s/>AI Module Integration/Structure: The AI-based module for trend analysis is mentioned but not clearly integrated into the model's architecture with its processing time constraints. How to solve? Model the AI module as a dedicated component with specific timing requirements and associations to the analyzeTrendsAndOptimize use case. component: AISoftwar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anual Override Capability/Structure: The model doesn't represent manual override functionality, including direct control command response times under 1 second. How to solve? Add a manual override use case with appropriate timing constraints and integration points to the user interaction flow. component: GraphicalInterfaceDriver</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s: Usecase ShowUserCurrentStatusInGreenHouse</text:p>
          </table:table-cell>
          <table:table-cell table:number-columns-repeated="13"/>
        </table:table-row>
        <table:table-row table:style-name="ro4">
          <table:table-cell office:value-type="string" calcext:value-type="string">
            <text:p>Response Time Constraint for Status Display/Structure: The use case 'showUserCurrentStatusInGreenhouse' does not model the required real-time response behavior specified in the system specification, particularly the requirement for updates every 5 seconds to provide real-time monitoring. How to solve? Add a temporal constraint to the use case 'showUserCurrentStatusInGreenhouse' specifying that it must update user status at least every 5 seconds. Include a behavioral description indicating how this real-time updating is implemented, such as through periodic polling of sensor data or event-driven updates from the monitoring system.</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BD</text:p>
          </table:table-cell>
          <table:table-cell table:number-columns-repeated="13"/>
        </table:table-row>
        <table:table-row table:style-name="ro4">
          <table:table-cell office:value-type="string" calcext:value-type="string">
            <text:p><text:s/>Missing Response Time Requirements/Structure: The model does not capture the specific response time requirements mentioned in the system specification such as 500ms for cooling fans, 1 second for heaters, and 2 seconds for irrigation. How to solve? Add timing constraints and latency requirements to the state machines or use timed automata to represent these real-time requirements. component: GreenhouseMaincontroll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Communication Protocol/Structure: The model does not specify communication protocols between components, which is required for real-time operation and low-latency communication as mentioned in the specification. How to solve? Add communication layers or protocol definitions (e.g., UART, TCP/IP) to connect sensors, actuators, and controllers. component: GreenhouseMaincontroll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Alert System/Structure: The system specification requires SMS/email alerts within 3 seconds of critical deviations, but this functionality is not represented in the model. How to solve? Add alert generation and notification components with timing constraints to handle deviation messages. component: GreenhouseMaincontroller</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Missing Manual Override Functionality/Structure: The specification mentions manual overrides for direct control commands within 1 second, which is not captured in the model. How to solve? Include a separate path or state in the main controller's behavior to handle override requests with appropriate timing constraints. component: GreenhouseMaincontroller</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Missing Sensor Types/Structure: The model has a generic Sensors block but does not specify the types of sensors (temperature, humidity, soil moisture, CO2) mentioned in the specification. How to solve? Break down the Sensors block into individual sensor components or add detailed signal descriptions for each type. component: Senso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Actuator Types/Structure: The model has a generic Actuators block but does not specify the types of actuators (fans, heaters, humidifiers, irrigation system) mentioned in the specification. How to solve? Break down the Actuators block into individual actuator components or add detailed signal descriptions for each type. component: Actuato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User Interface Components/Structure: While there is a GUIDriver, the model doesn't represent the touchscreen control panel or mobile app interface components mentioned in the specification. How to solve? Add separate blocks for TouchscreenUI and MobileAppInterface with appropriate signals for user interaction. component: GUIDriv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Energy Management/Structure: The system specification mentions power management including microcontroller and optional solar panel integration, which is not present in the model. How to solve? Add energy management components that handle power source selection and battery monitoring for the microcontroller. component: GreenhouseMaincontroll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AI Module/Structure: The specification mentions an AI-based optimization module with processing times under 500ms, which is completely absent from the model. How to solve? Include a dedicated AI/ML block that interfaces with the main controller for trend analysis and resource optimization. component: GreenhouseMaincontroller</text:p>
          </table:table-cell>
          <table:table-cell table:number-columns-repeated="13"/>
        </table:table-row>
        <table:table-row table:style-name="ro4">
          <table:table-cell office:value-type="string" calcext:value-type="string">
            <text:p>KO</text:p>
          </table:table-cell>
          <table:table-cell table:number-columns-repeated="13"/>
        </table:table-row>
        <table:table-row table:style-name="ro4">
          <table:table-cell office:value-type="string" calcext:value-type="string">
            <text:p><text:s/>Missing Security Measures/Structure: Security measures including encrypted data transmission and access authentication are not represented in the model despite being specified as requirements. How to solve? Add security components for encryption, authentication, and access control within the communication paths of the system. component: GreenhouseMaincontroller</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 component: Sensor Block</text:p>
          </table:table-cell>
          <table:table-cell table:number-columns-repeated="13"/>
        </table:table-row>
        <table:table-row table:style-name="ro4">
          <table:table-cell office:value-type="string" calcext:value-type="string">
            <text:p>Sensor Data Granularity/Structure: The sensor block only outputs a generic SensorValues() signal without specifying the individual sensor types (temperature, humidity, soil moisture, CO2) mentioned in the system specification. How to solve? Modify the Sensors block to output specific sensor data signals for each measured parameter (Temperature(), Humidity(), SoilMoisture(), CO2Level()) instead of a generic SensorValues() signal. This will enable the main controller to process different sensor readings appropriately according to their respective thresholds and response time requirements.</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
      <table:table table:name="Evaluation_Set3" table:style-name="ta1">
        <office:forms form:automatic-focus="false" form:apply-design-mode="false"/>
        <table:table-column table:style-name="co1" table:default-cell-style-name="ce21"/>
        <table:table-column table:style-name="co1" table:number-columns-repeated="13" table:default-cell-style-name="Default"/>
        <table:table-row table:style-name="ro1" table:number-rows-repeated="5">
          <table:table-cell table:style-name="Default"/>
          <table:table-cell table:number-columns-repeated="13"/>
        </table:table-row>
        <table:table-row table:style-name="ro1">
          <table:table-cell table:style-name="ce1" office:value-type="string" calcext:value-type="string">
            <text:p>Student:</text:p>
          </table:table-cell>
          <table:table-cell office:value-type="string" calcext:value-type="string">
            <text:p>AC</text:p>
          </table:table-cell>
          <table:table-cell table:number-columns-repeated="12"/>
        </table:table-row>
        <table:table-row table:style-name="ro1">
          <table:table-cell table:style-name="Default"/>
          <table:table-cell table:number-columns-repeated="13"/>
        </table:table-row>
        <table:table-row table:style-name="ro1">
          <table:table-cell table:style-name="ce1" office:value-type="string" calcext:value-type="string">
            <text:p>Overall model</text:p>
          </table:table-cell>
          <table:table-cell/>
          <table:table-cell table:style-name="ce1" office:value-type="string" calcext:value-type="string">
            <text:p>Before applying suggestion</text:p>
          </table:table-cell>
          <table:table-cell table:style-name="ce1" table:number-columns-repeated="2"/>
          <table:table-cell table:style-name="ce1" office:value-type="string" calcext:value-type="string">
            <text:p>/10</text:p>
          </table:table-cell>
          <table:table-cell table:style-name="ce1"/>
          <table:table-cell table:style-name="ce1" office:value-type="string" calcext:value-type="string">
            <text:p>/10</text:p>
          </table:table-cell>
          <table:table-cell table:style-name="ce1"/>
          <table:table-cell table:style-name="ce1" office:value-type="string" calcext:value-type="string">
            <text:p><text:s/></text:p>
          </table:table-cell>
          <table:table-cell table:style-name="ce23" office:value-type="string" calcext:value-type="string">
            <text:p>After applying suggestions</text:p>
          </table:table-cell>
          <table:table-cell table:style-name="ce1" table:number-columns-repeated="2"/>
          <table:table-cell/>
        </table:table-row>
        <table:table-row table:style-name="ro1">
          <table:table-cell table:style-name="Default"/>
          <table:table-cell/>
          <table:table-cell table:style-name="ce1" table:number-columns-repeated="3"/>
          <table:table-cell table:style-name="ce26" office:value-type="string" calcext:value-type="string">
            <text:p>Quality of suggestions (score /10)</text:p>
          </table:table-cell>
          <table:table-cell table:style-name="ce1" table:number-columns-repeated="7"/>
          <table:table-cell/>
        </table:table-row>
        <table:table-row table:style-name="ro1">
          <table:table-cell table:style-name="Default"/>
          <table:table-cell/>
          <table:table-cell table:style-name="ce1"/>
          <table:table-cell table:style-name="ce1" office:value-type="string" calcext:value-type="string">
            <text:p>Model grade</text:p>
          </table:table-cell>
          <table:table-cell table:style-name="ce1"/>
          <table:table-cell table:style-name="ce1" office:value-type="string" calcext:value-type="string">
            <text:p>Score</text:p>
          </table:table-cell>
          <table:table-cell table:style-name="ce1" office:value-type="string" calcext:value-type="string">
            <text:p>Time (in ms)</text:p>
          </table:table-cell>
          <table:table-cell table:style-name="ce1" office:value-type="string" calcext:value-type="string">
            <text:p>Score</text:p>
          </table:table-cell>
          <table:table-cell table:style-name="ce1" office:value-type="string" calcext:value-type="string">
            <text:p>Time (in ms)</text:p>
          </table:table-cell>
          <table:table-cell table:style-name="ce1"/>
          <table:table-cell table:style-name="ce1" office:value-type="string" calcext:value-type="string">
            <text:p>Model quality evolution (--- to +++, -3 to +3)</text:p>
          </table:table-cell>
          <table:table-cell table:style-name="ce1" table:number-columns-repeated="2"/>
          <table:table-cell/>
        </table:table-row>
        <table:table-row table:style-name="ro1">
          <table:table-cell table:style-name="Default"/>
          <table:table-cell/>
          <table:table-cell table:style-name="ce1"/>
          <table:table-cell table:style-name="ce1" office:value-type="string" calcext:value-type="string">
            <text:p>/10</text:p>
          </table:table-cell>
          <table:table-cell table:style-name="ce1"/>
          <table:table-cell table:style-name="ce27" office:value-type="string" calcext:value-type="string">
            <text:p>openai/gpt-oss-20b</text:p>
          </table:table-cell>
          <table:table-cell table:style-name="ce26"/>
          <table:table-cell table:style-name="ce27" office:value-type="string" calcext:value-type="string">
            <text:p>qwen3-coder-30b-a3b-instruct</text:p>
          </table:table-cell>
          <table:table-cell table:style-name="ce26" table:number-columns-repeated="2"/>
          <table:table-cell table:style-name="ce1" office:value-type="string" calcext:value-type="string">
            <text:p>oss</text:p>
          </table:table-cell>
          <table:table-cell table:style-name="ce1"/>
          <table:table-cell table:style-name="ce1" office:value-type="string" calcext:value-type="string">
            <text:p>qwen</text:p>
          </table:table-cell>
          <table:table-cell/>
        </table:table-row>
        <table:table-row table:style-name="ro4">
          <table:table-cell table:style-name="Default"/>
          <table:table-cell/>
          <table:table-cell table:style-name="ce1" office:value-type="string" calcext:value-type="string">
            <text:p>RQ</text:p>
          </table:table-cell>
          <table:table-cell table:style-name="ce5" office:value-type="float" office:value="8.33" calcext:value-type="float">
            <text:p>8,33</text:p>
          </table:table-cell>
          <table:table-cell/>
          <table:table-cell table:style-name="ce12" office:value-type="float" office:value="8.5" calcext:value-type="float">
            <text:p>8,5</text:p>
          </table:table-cell>
          <table:table-cell table:style-name="ce17" office:value-type="float" office:value="7240" calcext:value-type="float">
            <text:p>7240</text:p>
          </table:table-cell>
          <table:table-cell table:style-name="ce12" office:value-type="float" office:value="9" calcext:value-type="float">
            <text:p>9</text:p>
          </table:table-cell>
          <table:table-cell table:style-name="ce21" office:value-type="float" office:value="17741" calcext:value-type="float">
            <text:p>17741</text:p>
          </table:table-cell>
          <table:table-cell table:style-name="ce12"/>
          <table:table-cell office:value-type="string" calcext:value-type="string">
            <text:p>++</text:p>
          </table:table-cell>
          <table:table-cell office:value-type="float" office:value="2" calcext:value-type="float">
            <text:p>2</text:p>
          </table:table-cell>
          <table:table-cell table:style-name="ce6" office:value-type="string" calcext:value-type="string">
            <text:p>+++</text:p>
          </table:table-cell>
          <table:table-cell table:style-name="ce31" office:value-type="string" calcext:value-type="string">
            <text:p>3</text:p>
          </table:table-cell>
        </table:table-row>
        <table:table-row table:style-name="ro1">
          <table:table-cell table:style-name="Default"/>
          <table:table-cell/>
          <table:table-cell table:style-name="ce1" office:value-type="string" calcext:value-type="string">
            <text:p>UCD</text:p>
          </table:table-cell>
          <table:table-cell office:value-type="float" office:value="10" calcext:value-type="float">
            <text:p>10</text:p>
          </table:table-cell>
          <table:table-cell/>
          <table:table-cell table:style-name="ce12" office:value-type="float" office:value="9" calcext:value-type="float">
            <text:p>9</text:p>
          </table:table-cell>
          <table:table-cell table:style-name="ce12" office:value-type="float" office:value="4182" calcext:value-type="float">
            <text:p>4182</text:p>
          </table:table-cell>
          <table:table-cell table:style-name="ce12" office:value-type="float" office:value="9" calcext:value-type="float">
            <text:p>9</text:p>
          </table:table-cell>
          <table:table-cell table:style-name="ce12" office:value-type="float" office:value="13767" calcext:value-type="float">
            <text:p>13767</text:p>
          </table:table-cell>
          <table:table-cell table:style-name="ce12"/>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table:style-name="ce32" office:value-type="float" office:value="3" calcext:value-type="float">
            <text:p>3</text:p>
          </table:table-cell>
        </table:table-row>
        <table:table-row table:style-name="ro1">
          <table:table-cell table:style-name="Default"/>
          <table:table-cell/>
          <table:table-cell table:style-name="ce1" office:value-type="string" calcext:value-type="string">
            <text:p>BD</text:p>
          </table:table-cell>
          <table:table-cell office:value-type="float" office:value="10" calcext:value-type="float">
            <text:p>10</text:p>
          </table:table-cell>
          <table:table-cell office:value-type="string" calcext:value-type="string">
            <text:p><text:s/></text:p>
          </table:table-cell>
          <table:table-cell table:style-name="ce12" office:value-type="float" office:value="9" calcext:value-type="float">
            <text:p>9</text:p>
          </table:table-cell>
          <table:table-cell table:style-name="ce12" office:value-type="float" office:value="8698" calcext:value-type="float">
            <text:p>8698</text:p>
          </table:table-cell>
          <table:table-cell table:style-name="ce12" office:value-type="float" office:value="9.5" calcext:value-type="float">
            <text:p>9,5</text:p>
          </table:table-cell>
          <table:table-cell table:style-name="ce12" office:value-type="float" office:value="16041" calcext:value-type="float">
            <text:p>16041</text:p>
          </table:table-cell>
          <table:table-cell table:style-name="ce12"/>
          <table:table-cell office:value-type="string" calcext:value-type="string">
            <text:p>+++</text:p>
          </table:table-cell>
          <table:table-cell office:value-type="float" office:value="3" calcext:value-type="float">
            <text:p>3</text:p>
          </table:table-cell>
          <table:table-cell office:value-type="string" calcext:value-type="string">
            <text:p><text:s/>+++</text:p>
          </table:table-cell>
          <table:table-cell office:value-type="float" office:value="3" calcext:value-type="float">
            <text:p>3</text:p>
          </table:table-cell>
        </table:table-row>
        <table:table-row table:style-name="ro1">
          <table:table-cell table:style-name="Default"/>
          <table:table-cell table:number-columns-repeated="4"/>
          <table:table-cell table:style-name="ce12" table:number-columns-repeated="5"/>
          <table:table-cell table:number-columns-repeated="2"/>
          <table:table-cell office:value-type="string" calcext:value-type="string">
            <text:p><text:s/></text:p>
          </table:table-cell>
          <table:table-cell/>
        </table:table-row>
        <table:table-row table:style-name="ro1">
          <table:table-cell table:style-name="ce1" office:value-type="string" calcext:value-type="string">
            <text:p>One random component</text:p>
          </table:table-cell>
          <table:table-cell/>
          <table:table-cell table:style-name="ce23" office:value-type="string" calcext:value-type="string">
            <text:p>Before applying suggestion</text:p>
          </table:table-cell>
          <table:table-cell table:style-name="ce23" table:number-columns-repeated="2"/>
          <table:table-cell table:style-name="ce26" table:number-columns-repeated="4"/>
          <table:table-cell table:style-name="ce26" office:value-type="string" calcext:value-type="string">
            <text:p><text:s/></text:p>
          </table:table-cell>
          <table:table-cell table:style-name="ce23" office:value-type="string" calcext:value-type="string">
            <text:p>After applying suggestions</text:p>
          </table:table-cell>
          <table:table-cell table:style-name="ce23" table:number-columns-repeated="2"/>
          <table:table-cell/>
        </table:table-row>
        <table:table-row table:style-name="ro1">
          <table:table-cell table:style-name="Default"/>
          <table:table-cell/>
          <table:table-cell table:style-name="ce23" table:number-columns-repeated="3"/>
          <table:table-cell table:style-name="ce26" office:value-type="string" calcext:value-type="string">
            <text:p>Quality of suggestions (score /10)</text:p>
          </table:table-cell>
          <table:table-cell table:style-name="ce26" table:number-columns-repeated="4"/>
          <table:table-cell table:style-name="ce23" table:number-columns-repeated="3"/>
          <table:table-cell/>
        </table:table-row>
        <table:table-row table:style-name="ro1">
          <table:table-cell table:style-name="Default"/>
          <table:table-cell/>
          <table:table-cell table:style-name="ce23"/>
          <table:table-cell table:style-name="ce30" office:value-type="string" calcext:value-type="string">
            <text:p>Model grade</text:p>
          </table:table-cell>
          <table:table-cell table:style-name="ce23"/>
          <table:table-cell table:style-name="ce26" office:value-type="string" calcext:value-type="string">
            <text:p>Score</text:p>
          </table:table-cell>
          <table:table-cell table:style-name="ce26" office:value-type="string" calcext:value-type="string">
            <text:p>Time (in ms)</text:p>
          </table:table-cell>
          <table:table-cell table:style-name="ce26" office:value-type="string" calcext:value-type="string">
            <text:p>Score</text:p>
          </table:table-cell>
          <table:table-cell table:style-name="ce26" office:value-type="string" calcext:value-type="string">
            <text:p>Time (in ms)</text:p>
          </table:table-cell>
          <table:table-cell table:style-name="ce26"/>
          <table:table-cell table:style-name="ce1" office:value-type="string" calcext:value-type="string">
            <text:p>Model quality evolution (--- to +++, -3 to +3)</text:p>
          </table:table-cell>
          <table:table-cell table:style-name="ce23" table:number-columns-repeated="2"/>
          <table:table-cell/>
        </table:table-row>
        <table:table-row table:style-name="ro1">
          <table:table-cell table:style-name="Default"/>
          <table:table-cell/>
          <table:table-cell table:style-name="ce23" table:number-columns-repeated="3"/>
          <table:table-cell table:style-name="ce27" office:value-type="string" calcext:value-type="string">
            <text:p>openai/gpt-oss-20b</text:p>
          </table:table-cell>
          <table:table-cell table:style-name="ce26"/>
          <table:table-cell table:style-name="ce27" office:value-type="string" calcext:value-type="string">
            <text:p>qwen3-coder-30b-a3b-instruct</text:p>
          </table:table-cell>
          <table:table-cell table:style-name="ce26" table:number-columns-repeated="2"/>
          <table:table-cell table:style-name="ce23" office:value-type="string" calcext:value-type="string">
            <text:p>oss</text:p>
          </table:table-cell>
          <table:table-cell table:style-name="ce23"/>
          <table:table-cell table:style-name="ce23" office:value-type="string" calcext:value-type="string">
            <text:p>qwen</text:p>
          </table:table-cell>
          <table:table-cell/>
        </table:table-row>
        <table:table-row table:style-name="ro1">
          <table:table-cell table:style-name="Default"/>
          <table:table-cell/>
          <table:table-cell table:style-name="ce1" office:value-type="string" calcext:value-type="string">
            <text:p>RQ</text:p>
          </table:table-cell>
          <table:table-cell table:style-name="ce5" office:value-type="float" office:value="8.33" calcext:value-type="float">
            <text:p>8,33</text:p>
          </table:table-cell>
          <table:table-cell/>
          <table:table-cell table:style-name="ce12" office:value-type="float" office:value="10" calcext:value-type="float">
            <text:p>10</text:p>
          </table:table-cell>
          <table:table-cell table:style-name="ce12" office:value-type="float" office:value="1179" calcext:value-type="float">
            <text:p>1179</text:p>
          </table:table-cell>
          <table:table-cell table:style-name="ce12" office:value-type="float" office:value="7" calcext:value-type="float">
            <text:p>7</text:p>
          </table:table-cell>
          <table:table-cell table:style-name="ce12" office:value-type="float" office:value="2752" calcext:value-type="float">
            <text:p>2752</text:p>
          </table:table-cell>
          <table:table-cell table:style-name="ce12"/>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2" calcext:value-type="float">
            <text:p>2</text:p>
          </table:table-cell>
        </table:table-row>
        <table:table-row table:style-name="ro1">
          <table:table-cell table:style-name="Default"/>
          <table:table-cell/>
          <table:table-cell table:style-name="ce1" office:value-type="string" calcext:value-type="string">
            <text:p>UCD</text:p>
          </table:table-cell>
          <table:table-cell office:value-type="float" office:value="10" calcext:value-type="float">
            <text:p>10</text:p>
          </table:table-cell>
          <table:table-cell/>
          <table:table-cell table:style-name="ce12" office:value-type="float" office:value="5" calcext:value-type="float">
            <text:p>5</text:p>
          </table:table-cell>
          <table:table-cell table:style-name="ce12" office:value-type="float" office:value="1893" calcext:value-type="float">
            <text:p>1893</text:p>
          </table:table-cell>
          <table:table-cell table:style-name="ce12" office:value-type="float" office:value="10" calcext:value-type="float">
            <text:p>10</text:p>
          </table:table-cell>
          <table:table-cell table:style-name="ce12" office:value-type="float" office:value="2340" calcext:value-type="float">
            <text:p>2340</text:p>
          </table:table-cell>
          <table:table-cell table:style-name="ce12" office:value-type="string" calcext:value-type="string">
            <text:p><text:s/></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float" office:value="3" calcext:value-type="float">
            <text:p>3</text:p>
          </table:table-cell>
        </table:table-row>
        <table:table-row table:style-name="ro1">
          <table:table-cell table:style-name="Default"/>
          <table:table-cell/>
          <table:table-cell table:style-name="ce1" office:value-type="string" calcext:value-type="string">
            <text:p>BD</text:p>
          </table:table-cell>
          <table:table-cell office:value-type="float" office:value="10" calcext:value-type="float">
            <text:p>10</text:p>
          </table:table-cell>
          <table:table-cell/>
          <table:table-cell table:style-name="ce12" office:value-type="float" office:value="7.5" calcext:value-type="float">
            <text:p>7,5</text:p>
          </table:table-cell>
          <table:table-cell table:style-name="ce12" office:value-type="float" office:value="2988" calcext:value-type="float">
            <text:p>2988</text:p>
          </table:table-cell>
          <table:table-cell table:style-name="ce12" office:value-type="float" office:value="10" calcext:value-type="float">
            <text:p>10</text:p>
          </table:table-cell>
          <table:table-cell table:style-name="ce12" office:value-type="float" office:value="11825" calcext:value-type="float">
            <text:p>11825</text:p>
          </table:table-cell>
          <table:table-cell table:style-name="ce12"/>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float" office:value="3" calcext:value-type="float">
            <text:p>3</text:p>
          </table:table-cell>
        </table:table-row>
        <table:table-row table:style-name="ro1" table:number-rows-repeated="2">
          <table:table-cell table:style-name="Default"/>
          <table:table-cell table:number-columns-repeated="13"/>
        </table:table-row>
        <table:table-row table:style-name="ro1">
          <table:table-cell table:style-name="ce1" office:value-type="string" calcext:value-type="string">
            <text:p>OSS</text:p>
          </table:table-cell>
          <table:table-cell table:number-columns-repeated="13"/>
        </table:table-row>
        <table:table-row table:style-name="ro1">
          <table:table-cell table:style-name="Default" office:value-type="string" calcext:value-type="string">
            <text:p>RD</text:p>
          </table:table-cell>
          <table:table-cell table:number-columns-repeated="13"/>
        </table:table-row>
        <table:table-row table:style-name="ro4">
          <table:table-cell office:value-type="string" calcext:value-type="string">
            <text:p>HeaterResponseTime/Structure: Missing requirement for heater activation within one second when temperature exceeds threshold. How to solve? Add a non‑functional requirement specifying the heater response delay and link it to TemperatureControl. component: TemperatureControl</text:p>
          </table:table-cell>
          <table:table-cell table:number-columns-repeated="13"/>
        </table:table-row>
        <table:table-row table:style-name="ro4">
          <table:table-cell office:value-type="string" calcext:value-type="string">
            <text:p>KO</text:p>
          </table:table-cell>
          <table:table-cell table:number-columns-repeated="13"/>
        </table:table-row>
        <table:table-row table:style-name="ro4">
          <table:table-cell office:value-type="string" calcext:value-type="string">
            <text:p><text:s/>SolarPanelIntegration/Structure: No mention of optional solar panel integration for power management. How to solve? Introduce a functional requirement describing how the system can switch to or balance solar power with mains, and reference the main software component. component: Smart_Greenhouse_Automation_System_Softwar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ecurityMeasures/Structure: Encrypted data transmission and access authentication are not modeled. How to solve? Add security modules or attributes to the main component, and create requirements for encryption and user authentication linked to UserInteraction. component: UserInteraction</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ReliabilityRate/Structure: System must achieve a 99.9% reliability rate, which is not captured. How to solve? Define a non‑functional requirement for system availability and attach it to the main software component. component: Smart_Greenhouse_Automation_System_Softwar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LowLatencyCommunication/Structure: Requirement for low‑latency communication between sensors and actuators is missing. How to solve? Add a non‑functional requirement specifying maximum sensor‑to‑actuator latency, linked to TemperatureControl, AutomaticWatering, etc. component: TemperatureControl</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calability/Structure: Model does not reflect ability to add sensors or features for different greenhouse sizes. How to solve? Introduce a modular architecture component that can be instantiated per sensor type, and create requirements that allow dynamic addition of modules. component: Smart_Greenhouse_Automation_System_Softwar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IProcessingTime/Structure: Requirement for AI analysis cycle to complete within 500 ms is not represented. How to solve? Add a non‑functional requirement linked to AIBasedModule specifying the maximum processing time per cycle. component: AIBasedModul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DirectControlCommandLatency/Structure: Manual overrides must respond within one second, not captured in current model. How to solve? Create a requirement for manual override command latency and link it to UserInteraction or the main component. component: UserInteraction</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HistoricalDataStorage/Structure: The model lacks explicit representation of data logging for historical visualization. How to solve? Add a storage module or database component and requirements for recording sensor data over time, linked to UserInteraction. component: UserInteraction</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AlertDeliveryMechanism/Structure: Specific mechanisms (SMS/email) and their delivery deadlines are not fully detailed. How to solve? Detail separate requirements for SMS and email alert channels, each with a 3‑second delivery constraint, and connect them to Alerts. component: Alerts</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 Req AIBasedModule</text:p>
          </table:table-cell>
          <table:table-cell table:number-columns-repeated="13"/>
        </table:table-row>
        <table:table-row table:style-name="ro4">
          <table:table-cell office:value-type="string" calcext:value-type="string">
            <text:p>Add Processing Time Constraint to AI Module/Structure: The current model for AIBasedModule lacks a concrete performance requirement specifying the maximum allowed processing time per analysis cycle, which is essential for meeting the system’s real‑time constraints. How to solve? Extend the AIBasedModule specification to include a non‑functional constraint such as `ProcessingTime &lt;= 500ms`. This can be represented in the model with a new property or derived requirement linked to the AI module, ensuring that any implementation of the AI analysis must adhere to this latency bound.</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UCD</text:p>
          </table:table-cell>
          <table:table-cell table:number-columns-repeated="13"/>
        </table:table-row>
        <table:table-row table:style-name="ro4">
          <table:table-cell office:value-type="string" calcext:value-type="string">
            <text:p>Sensor Latency Specification/Structure: The model does not capture the required sensor-to-actuator latency (e.g., cooling fans must react within 500 ms). How to solve? Add timing constraints to the associations between Sensor Drivers and Cooling Fans Driver, and between Sensor Drivers and Heater/Watering System interfaces. component: Cooling</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Real‑Time Update Interval/Structure: The specification mandates 5 s updates to the UI, but the model lacks a timed update mechanism. How to solve? Introduce a periodic timer actor or schedule in the Backend Server that triggers 'Send updates' every 5 seconds. component: Control</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lert Delivery Time/Structure: Alerts must be sent within 3 s of a critical deviation, yet the model does not enforce this latency. How to solve? Model an asynchronous alert dispatcher with a timeout constraint, linking Sensor Drivers to the Alert Actor that guarantees &lt;3 s delivery. component: Alert</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Manual Override Responsiveness/Structure: The specification requires manual override commands to take effect within 1 s, which is not reflected in the model. How to solve? Add a ManualOverride actor that directly controls actuators and specify a response time constraint of &lt;1 s. component: Manual</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ecurity and Encryption/Structure: Encrypted data transmission and access authentication are omitted from the model. How to solve? Introduce a SecurityManager actor that intercepts all communication between actors (e.g., Backend Server ↔ Control Panel, Mobile App) and applies encryption/authentication protocols. component: Security</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 cooling fan driver</text:p>
          </table:table-cell>
          <table:table-cell table:number-columns-repeated="13"/>
        </table:table-row>
        <table:table-row table:style-name="ro4">
          <table:table-cell office:value-type="string" calcext:value-type="string">
            <text:p>Implement Precise Activation Timing for Cooling Fans/Structure: The system specification requires cooling fans to activate within 500 ms when temperature exceeds the threshold. The current model does not capture this real‑time constraint or the trigger mechanism linking sensor data to fan activation. How to solve? Add an event listener in the Cooling Fans Driver that subscribes to high‑temperature events from the Sensor Drivers. Use a timestamped interrupt or timer service provided by the microcontroller to ensure the fan control command is issued within 500 ms of detecting the threshold breach. Include a timeout check and a watchdog alarm if activation takes longer than allowed, and log any violations for reliability monitoring.</text:p>
          </table:table-cell>
          <table:table-cell table:number-columns-repeated="13"/>
        </table:table-row>
        <table:table-row table:style-name="ro1">
          <table:table-cell table:style-name="Default" office:value-type="string" calcext:value-type="string">
            <text:p>OK/KO</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BD</text:p>
          </table:table-cell>
          <table:table-cell table:number-columns-repeated="13"/>
        </table:table-row>
        <table:table-row table:style-name="ro4">
          <table:table-cell office:value-type="string" calcext:value-type="string">
            <text:p>SensorTypesAndThresholds/Structure: The model does not define the specific sensor types (temperature, humidity, soil moisture, CO2) or their critical threshold values required for decision making. How to solve? Add a dedicated Sensors block that includes sub-blocks or parameters for each sensor type and expose threshold constants as configuration signals. component: Senso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ctuatorResponseTimings/Structure: There is no specification of the required response times (500 ms for fans, 1 s for heaters, 2 s for irrigation) in the model. How to solve? Introduce timing constraints or state machine transitions that enforce these deadlines, e.g., use a timer event after receiving SensorValues to trigger ActuatorInstructions within the specified window. component: Actuato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lertMechanism/Structure: The model lacks an alert subsystem that sends SMS or email within 3 s of a critical deviation. How to solve? Add an Alert block connected to DeviationMessage output, with a state machine ensuring the 3 s delivery constraint and supporting both SMS and email protocols. component: DeviationMessag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RealTimeDataUpdates/Structure: The requirement for real‑time monitoring updates every 5 s is not represented. How to solve? Implement a periodic timer in the main controller or UI blocks that pushes SensorValues to the touchscreen/mobile app at 5 s intervals, and enforce this frequency via timing constraints. component: GreenhouseMaincontroller</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SecurityEncryption/Structure: Encrypted data transmission and access authentication are not modeled. How to solve? Introduce a Security block that wraps all external communications (UserInput, DeviationMessage) with encryption/decryption logic and an Authentication state machine for password verification. component: GUIDriv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anualOverrideCommand/Structure: The model does not capture manual override commands that users can issue with a response time under 1 s. How to solve? Add an OverrideInput signal to GreenhouseMaincontroller and a state machine branch that processes it immediately, updating ActuatorInstructions accordingly. component: GreenhouseMaincontroll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ITrendAnalysis/Structure: No AI module is present to analyze trends and optimize resource usage within 500 ms per cycle. How to solve? Create an AIDriver block that receives SensorValues, performs analysis, and outputs optimization suggestions or modified ActuatorInstructions, ensuring the processing time constraint via a timed state machine. component: Actuators</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ReliabilityGuarantee/Structure: The required 99.9 % reliability rate is not enforced in the model. How to solve? Implement watchdog timers and fault‑tolerant state machines that restart failed components, and log failure rates for monitoring against the target reliability metric. component: GreenhouseMaincontroll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calabilitySupport/Structure: The model does not show how additional sensors or greenhouse sizes are accommodated. How to solve? Use dynamic connection lists or a modular architecture where SensorValues and ActuatorInstructions signals can be extended with new ports, and include configuration parameters for greenhouse dimensions. component: Senso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CommunicationLatency/Structure: Low‑latency communication between sensors and actuators is not modeled or constrained. How to solve? Add timing constraints to the signal paths (e.g., SensorValues → GreenhouseMaincontroller → ActuatorInstructions) ensuring end‑to‑end latency stays below the required thresholds, possibly using a dedicated real‑time bus component. component: Actuators</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 BackendServer block</text:p>
          </table:table-cell>
          <table:table-cell table:number-columns-repeated="13"/>
        </table:table-row>
        <table:table-row table:style-name="ro4">
          <table:table-cell office:value-type="string" calcext:value-type="string">
            <text:p>Add Backend Server Block/Structure: The current model lacks a dedicated backend server component that would handle remote communication, data logging, and integration with mobile apps or cloud services as required by the system specification. How to solve? Introduce a new block named `BackendServer` with signals such as:</text:p>
          </table:table-cell>
          <table:table-cell table:number-columns-repeated="13"/>
        </table:table-row>
        <table:table-row table:style-name="ro4">
          <table:table-cell office:value-type="string" calcext:value-type="string">
            <text:p>- `in SensorValues()` to receive aggregated sensor data from `GreenhouseMaincontroller`.</text:p>
          </table:table-cell>
          <table:table-cell table:number-columns-repeated="13"/>
        </table:table-row>
        <table:table-row table:style-name="ro4">
          <table:table-cell office:value-type="string" calcext:value-type="string">
            <text:p>- `out ActuatorInstructions()` to forward control commands back to the main controller or directly to actuators if needed.</text:p>
          </table:table-cell>
          <table:table-cell table:number-columns-repeated="13"/>
        </table:table-row>
        <table:table-row table:style-name="ro4">
          <table:table-cell office:value-type="string" calcext:value-type="string">
            <text:p>- `in UserCommand()` for receiving manual overrides from the GUI driver or mobile app.</text:p>
          </table:table-cell>
          <table:table-cell table:number-columns-repeated="13"/>
        </table:table-row>
        <table:table-row table:style-name="ro4">
          <table:table-cell office:value-type="string" calcext:value-type="string">
            <text:p>- `out AlertMessage()` for sending SMS/email alerts within 3 s of a critical deviation.</text:p>
          </table:table-cell>
          <table:table-cell table:number-columns-repeated="13"/>
        </table:table-row>
        <table:table-row table:style-name="ro4">
          <table:table-cell office:value-type="string" calcext:value-type="string">
            <text:p>Include a state machine that processes incoming data, triggers alerts, stores historical records, and ensures encrypted transmission. Update relations to connect this block with `GreenhouseMaincontroller`, `GUIDriver`, and any external communication interfaces.</text:p>
          </table:table-cell>
          <table:table-cell table:number-columns-repeated="13"/>
        </table:table-row>
        <table:table-row table:style-name="ro1">
          <table:table-cell table:style-name="Default"/>
          <table:table-cell table:number-columns-repeated="13"/>
        </table:table-row>
        <table:table-row table:style-name="ro1">
          <table:table-cell table:style-name="ce1" office:value-type="string" calcext:value-type="string">
            <text:p>QWEN 3</text:p>
          </table:table-cell>
          <table:table-cell table:number-columns-repeated="13"/>
        </table:table-row>
        <table:table-row table:style-name="ro1">
          <table:table-cell table:style-name="Default" office:value-type="string" calcext:value-type="string">
            <text:p>RD</text:p>
          </table:table-cell>
          <table:table-cell table:number-columns-repeated="13"/>
        </table:table-row>
        <table:table-row table:style-name="ro4">
          <table:table-cell office:value-type="string" calcext:value-type="string">
            <text:p>Heater Response Time/Structure: The specification mentions that heaters should respond within one second to maintain stable climate, but this requirement is not captured in the model's description. How to solve? Add a new non-functional requirement for heater response time similar to CoolingDelay and WateringDelay. component: TemperatureControl</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Irrigation System Control/Structure: The model only captures the automatic watering functionality but does not explicitly describe how the irrigation system is controlled or what components are involved. How to solve? Add a separate component for the irrigation system and define its interactions with the AutomaticWatering requirement. component: AutomaticWatering</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anual Override/Structure: The specification mentions manual overrides allowing users to adjust settings or activate devices with response times under 1 second, which is not present in the model. How to solve? Include a manual override component and define its behavior in relation to control commands. component: UserInteraction</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Real-time Communication/Structure: The requirement for low-latency communication between sensors and actuators is mentioned but not modeled as a specific element. How to solve? Add a real-time communication component that connects sensors and actuators with latency constraints. component: Smart_Greenhouse_Automation_System_Software</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Reliability Requirement/Structure: The system needs to operate with 99.9% reliability, which is not explicitly modeled in the requirements or structure. How to solve? Add a non-functional requirement for system reliability and model it as part of the core system properties. component: Smart_Greenhouse_Automation_System_Softwar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ecurity Measures/Structure: The specification includes security measures like encrypted data transmission and access authentication, which are not represented in the model. How to solve? Include a separate security module component that handles encryption and authentication mechanisms. component: UserInteraction</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Scalability/Structure: The system design is supposed to be scalable, accommodating additional sensors and features but this is not captured in the model structure. How to solve? Model scalability as a property or capability of the main system component that allows extension with new elements. component: Smart_Greenhouse_Automation_System_Softwar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I Module Processing Time/Structure: The AI module must process data under 500 milliseconds per analysis cycle, but this timing constraint is not reflected in the model. How to solve? Add a processing time requirement for the AI-based module similar to other timing constraints like CoolingDelay. component: AIBasedModul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ensor-Acuator Communication/Structure: The model doesn't explicitly show how sensors and actuators communicate with each other, which is fundamental to the system's operation. How to solve? Create explicit components for sensors and actuators with defined communication interfaces between them. component: TemperatureControl</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Power Management/Structure: While the microcontroller is mentioned, there's no specific modeling of power management including solar panel integration. How to solve? Add a power management component that handles both microcontroller operation and optional solar panel integration. component: Smart_Greenhouse_Automation_System_Software</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Component: CoolingDelay requirement</text:p>
          </table:table-cell>
          <table:table-cell table:number-columns-repeated="13"/>
        </table:table-row>
        <table:table-row table:style-name="ro4">
          <table:table-cell office:value-type="string" calcext:value-type="string">
            <text:p>Missing Real-time Constraint Specification/Structure: The CoolingDelay requirement does not explicitly specify the real-time behavior or timing constraints in the context of the overall system's real-time operation and low-latency communication requirements. How to solve? Add a specific real-time constraint to the CoolingDelay requirement that aligns with the system's 99.9% reliability rate, low-latency communication demands, and ensures that fan activation within 500ms is guaranteed under all operational conditions.</text:p>
          </table:table-cell>
          <table:table-cell table:number-columns-repeated="13"/>
        </table:table-row>
        <table:table-row table:style-name="ro1">
          <table:table-cell table:style-name="Default" office:value-type="string" calcext:value-type="string">
            <text:p>OK/KO → 7</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UCD</text:p>
          </table:table-cell>
          <table:table-cell table:number-columns-repeated="13"/>
        </table:table-row>
        <table:table-row table:style-name="ro4">
          <table:table-cell office:value-type="string" calcext:value-type="string">
            <text:p>Response Time Requirements/Structure: The specification defines specific response time requirements (500ms for cooling fans, 1s for heaters, 2s for irrigation) that are not captured in the model. How to solve? Add timing constraints or real-time behavior specifications to the relevant use cases and their connections component: Cooling Fans Driv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obile App Interface/Structure: The specification mentions mobile app interaction but does not include a dedicated Mobile App Interface actor in the model. How to solve? Add 'Mobile App Interface' as an actor and create appropriate associations with relevant use cases component: Control Panel Interface</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Security Measures/Structure: The specification mentions security measures like encrypted data transmission and access authentication but these are not modeled as system behaviors. How to solve? Add security-related use cases or include security constraints in the existing behavioral descriptions component: Backend Serv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AI Processing Time Constraint/Structure: The specification requires AI processing times under 500ms per cycle but this timing requirement is not represented in the model. How to solve? Add real-time constraints or timing specifications to the AI-based Module Interface and its associated use cases component: AI-based Module Interfac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anual Override Functionality/Structure: The specification describes manual override capabilities with response times under 1 second but this functionality is not modeled. How to solve? Add a manual override use case and include it in the connections with appropriate timing requirements component: Control Panel Interface</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Real-time Communication Requirements/Structure: The specification emphasizes low-latency communication between sensors/actuators but this real-time constraint is not captured in the model. How to solve? Add timing constraints to sensor-actuator connections or create a separate real-time communication component component: Sensor Drive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Reliability Requirement/Structure: The specification mandates 99.9% reliability rate but this quality attribute is not reflected in the model. How to solve? Add fault tolerance or reliability constraints to critical components and their interactions component: Backend Server</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Scalability Features/Structure: The specification mentions scalability for additional sensors but this architectural aspect is not modeled. How to solve? Add extensibility mechanisms or modular design elements to the architecture components component: Sensor Drivers</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Solar Panel Integration/Structure: The specification includes optional solar panel integration but this power source is not represented in the model. How to solve? Add a power management component or energy source representation that includes solar panel capability component: Backend Serv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Historical Data Visualization/Structure: The specification mentions historical data visualization but this functionality is not modeled in the use cases. How to solve? Add a historical data retrieval or visualization use case with appropriate associations to mobile app and control panel interfaces component: Mobile App Interface</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 use case: “Send values to AI-based …”</text:p>
          </table:table-cell>
          <table:table-cell table:number-columns-repeated="13"/>
        </table:table-row>
        <table:table-row table:style-name="ro4">
          <table:table-cell office:value-type="string" calcext:value-type="string">
            <text:p>AI Model Response Time Constraint/Structure: The model does not explicitly represent the 500ms processing time constraint for AI-based module analysis cycles mentioned in the system specification. How to solve? Add a timing constraint or real-time requirement to the 'Send values to AI-based model and execute control responses' use case, specifying that the AI module must complete analysis within 500 milliseconds to meet system requirements. </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number-rows-repeated="2">
          <table:table-cell table:style-name="Default"/>
          <table:table-cell table:number-columns-repeated="13"/>
        </table:table-row>
        <table:table-row table:style-name="ro1">
          <table:table-cell table:style-name="Default" office:value-type="string" calcext:value-type="string">
            <text:p>BD</text:p>
          </table:table-cell>
          <table:table-cell table:number-columns-repeated="13"/>
        </table:table-row>
        <table:table-row table:style-name="ro4">
          <table:table-cell office:value-type="string" calcext:value-type="string">
            <text:p>Missing Temperature Control Logic/Structure: The model does not capture the specific temperature control behavior required by the system specification, such as activating cooling fans within 500ms when temperature exceeds threshold and heaters within 1 second to maintain climate stability. How to solve? Add state machines or behavioral logic in GreenhouseMaincontroller block that specifically handle temperature thresholds, fan activation delays, and heater response time requirements. component: GreenhouseMaincontroll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Irrigation System Control/Structure: The system specification requires irrigation to activate when soil moisture falls below critical levels with a maximum delay of 2 seconds, which is not modeled in the actuator or main controller logic. How to solve? Add specific handling for soil moisture monitoring and irrigation activation within GreenhouseMaincontroller with appropriate timing constraints. component: GreenhouseMaincontroll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Alert System Implementation/Structure: The specification requires alerts via SMS or email within 3 seconds of detecting critical deviations, but the model does not include any alert generation mechanism. How to solve? Implement DeviationMessage handling in GreenhouseMaincontroller with timing constraints and integration points for external communication services (SMS/email). component: GreenhouseMaincontroll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Real-time Communication Requirements/Structure: The system requires low-latency communication between sensors and actuators with a 99.9% reliability rate, which is not modeled or specified in the current block structure. How to solve? Add specifications for communication protocols, latency requirements, and reliability metrics to the model architecture, particularly regarding data flow between Sensors and Actuators blocks. component: GreenhouseMaincontroll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Security Measures/Structure: Security measures including encrypted data transmission and access authentication are specified but not modeled in the system architecture. How to solve? Add security modules or integration points for encryption, authentication, and access control within the GUIDriver or GreenhouseMaincontroller blocks. component: GUIDriv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AI Module Integration/Structure: The system specification includes an AI-based module for trend analysis with processing times under 500ms, which is not reflected in the model. How to solve? Add a dedicated AI processing block or integrate AI functionality within GreenhouseMaincontroller to handle trend analysis and optimization decisions. component: GreenhouseMaincontroller</text:p>
          </table:table-cell>
          <table:table-cell table:number-columns-repeated="13"/>
        </table:table-row>
        <table:table-row table:style-name="ro4">
          <table:table-cell office:value-type="string" calcext:value-type="string">
            <text:p>OK/KO</text:p>
          </table:table-cell>
          <table:table-cell table:number-columns-repeated="13"/>
        </table:table-row>
        <table:table-row table:style-name="ro4">
          <table:table-cell office:value-type="string" calcext:value-type="string">
            <text:p><text:s/>Missing Manual Override Handling/Structure: Manual overrides are specified with response times under 1 second for direct control commands, but there's no model representation of override mechanisms. How to solve? Add manual override logic in GreenhouseMaincontroller that can handle immediate command processing and response timing requirements. component: GreenhouseMaincontroll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Data Visualization Components/Structure: The mobile app provides real-time monitoring with updates every 5 seconds and historical data visualization, which are not modeled as system components. How to solve? Add a separate data visualization block or extend the GUIDriver to include historical data handling and update scheduling capabilities. component: GUIDriv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Power Management System/Structure: The system is powered by a microcontroller with optional solar panel integration for energy efficiency, which is not represented in the current model. How to solve? Include power management components that handle both standard and solar power sources within the system architecture. component: GreenhouseMaincontroller</text:p>
          </table:table-cell>
          <table:table-cell table:number-columns-repeated="13"/>
        </table:table-row>
        <table:table-row table:style-name="ro4">
          <table:table-cell office:value-type="string" calcext:value-type="string">
            <text:p>OK</text:p>
          </table:table-cell>
          <table:table-cell table:number-columns-repeated="13"/>
        </table:table-row>
        <table:table-row table:style-name="ro4">
          <table:table-cell office:value-type="string" calcext:value-type="string">
            <text:p><text:s/>Missing Scalability Considerations/Structure: The specification mentions scalability to accommodate additional sensors and features, but this is not modeled in the block structure or communication design. How to solve? Design modular interfaces for Sensors and Actuators blocks that can be easily extended with new components while maintaining system stability. component: Sensors</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row table:style-name="ro1">
          <table:table-cell table:style-name="Default"/>
          <table:table-cell table:number-columns-repeated="13"/>
        </table:table-row>
        <table:table-row table:style-name="ro1">
          <table:table-cell table:style-name="Default" office:value-type="string" calcext:value-type="string">
            <text:p>One component: Sensor driver block</text:p>
          </table:table-cell>
          <table:table-cell table:number-columns-repeated="13"/>
        </table:table-row>
        <table:table-row table:style-name="ro4">
          <table:table-cell office:value-type="string" calcext:value-type="string">
            <text:p>Sensor Data Granularity/Structure: The Sensors block only outputs a generic SensorValues() signal without specifying the individual sensor types (temperature, humidity, soil moisture, CO2) required by the system specification. How to solve? Modify the Sensors block to output specific sensor data signals for each measured parameter (e.g., Temperature(), Humidity(), SoilMoisture(), CO2Level()) instead of a single generic SensorValues() signal. This will enable proper handling of different sensor types and their respective thresholds as specified in the system requirements.</text:p>
          </table:table-cell>
          <table:table-cell table:number-columns-repeated="13"/>
        </table:table-row>
        <table:table-row table:style-name="ro1">
          <table:table-cell table:style-name="Default" office:value-type="string" calcext:value-type="string">
            <text:p>OK</text:p>
          </table:table-cell>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14">
      <number:number number:decimal-places="5" number:min-decimal-places="5" number:min-integer-digits="1"/>
    </number:number-style>
    <number:number-style style:name="N115">
      <number:number number:decimal-places="4" number:min-decimal-places="4"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1">00/00/0000</text:date>, <text:time style:data-style-name="N2" text:time-value="18:31:23.3992596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dovic Apvrille</meta:initial-creator>
    <meta:creation-date>2025-10-13T18:22:01.012067693</meta:creation-date>
    <dc:date>2025-10-21T18:31:59.819103888</dc:date>
    <meta:editing-duration>PT6H45M35S</meta:editing-duration>
    <meta:editing-cycles>56</meta:editing-cycles>
    <meta:generator>LibreOffice/24.2.7.2$Linux_X86_64 LibreOffice_project/420$Build-2</meta:generator>
    <meta:document-statistic meta:table-count="4" meta:cell-count="866" meta:object-count="0"/>
    <meta:user-defined meta:name=""/>
  </office:meta>
</office:document-meta>
</file>